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V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Fevereir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93.95" table:style-name="ce14">
            <text:p>94<text:s/></text:p>
          </table:table-cell>
          <table:table-cell office:value-type="float" office:value="30268.42" table:style-name="ce14">
            <text:p>30.268<text:s/></text:p>
          </table:table-cell>
          <table:table-cell office:value-type="float" office:value="40681825.219999999" table:style-name="ce14">
            <text:p>40.681.825<text:s/></text:p>
          </table:table-cell>
          <table:table-cell office:value-type="float" office:value="2031.53" table:style-name="ce14">
            <text:p>2.032<text:s/></text:p>
          </table:table-cell>
          <table:table-cell office:value-type="float" office:value="50924449.780000001" table:style-name="ce14">
            <text:p>50.924.450<text:s/></text:p>
          </table:table-cell>
          <table:table-cell office:value-type="float" office:value="34355798.579999998" table:style-name="ce14">
            <text:p>34.355.799<text:s/></text:p>
          </table:table-cell>
          <table:table-cell office:value-type="float" office:value="3342213.6399999997" table:style-name="ce14">
            <text:p>3.342.214<text:s/></text:p>
          </table:table-cell>
          <table:table-cell office:value-type="float" office:value="100558059.7" table:style-name="ce14">
            <text:p>100.558.060<text:s/></text:p>
          </table:table-cell>
          <table:table-cell office:value-type="float" office:value="63472300.609999999" table:style-name="ce14">
            <text:p>63.472.301<text:s/></text:p>
          </table:table-cell>
          <table:table-cell office:value-type="float" office:value="2790924.03" table:style-name="ce14">
            <text:p>2.790.924<text:s/></text:p>
          </table:table-cell>
          <table:table-cell office:value-type="float" office:value="76586050.810000002" table:style-name="ce14">
            <text:p>76.586.051<text:s/></text:p>
          </table:table-cell>
          <table:table-cell office:value-type="float" office:value="105382.58" table:style-name="ce14">
            <text:p>105.383<text:s/></text:p>
          </table:table-cell>
          <table:table-cell office:value-type="float" office:value="763715.3" table:style-name="ce14">
            <text:p>763.715<text:s/></text:p>
          </table:table-cell>
          <table:table-cell office:value-type="float" office:value="3165661.8" table:style-name="ce14">
            <text:p>3.165.662<text:s/></text:p>
          </table:table-cell>
          <table:table-cell office:value-type="float" office:value="6663743.2199999997" table:style-name="ce14">
            <text:p>6.663.743<text:s/></text:p>
          </table:table-cell>
          <table:table-cell office:value-type="float" office:value="63399623.759999998" table:style-name="ce14">
            <text:p>63.399.624<text:s/></text:p>
          </table:table-cell>
          <table:table-cell office:value-type="float" office:value="15307.87" table:style-name="ce14">
            <text:p>15.308<text:s/></text:p>
          </table:table-cell>
          <table:table-cell office:value-type="float" office:value="187299104.34999999" table:style-name="ce14">
            <text:p>187.299.104<text:s/></text:p>
          </table:table-cell>
          <table:table-cell office:value-type="float" office:value="204327431.5" table:style-name="ce14">
            <text:p>204.327.432<text:s/></text:p>
          </table:table-cell>
          <table:table-cell office:value-type="float" office:value="892250.26" table:style-name="ce14">
            <text:p>892.250<text:s/></text:p>
          </table:table-cell>
          <table:table-cell office:value-type="float" office:value="5474.9" table:style-name="ce14">
            <text:p>5.475<text:s/></text:p>
          </table:table-cell>
          <table:table-cell office:value-type="float" office:value="37222.339999999997" table:style-name="ce14">
            <text:p>37.222<text:s/></text:p>
          </table:table-cell>
          <table:table-cell office:value-type="float" office:value="79277379.599999994" table:style-name="ce14">
            <text:p>79.277.380<text:s/></text:p>
          </table:table-cell>
          <table:table-cell office:value-type="float" office:value="403876221.86000001" table:style-name="ce14">
            <text:p>403.876.222<text:s/></text:p>
          </table:table-cell>
          <table:table-cell office:value-type="float" office:value="85431.57" table:style-name="ce14">
            <text:p>85.432<text:s/></text:p>
          </table:table-cell>
          <table:table-cell office:value-type="float" office:value="1377712913.8499999" table:style-name="ce14">
            <text:p>1.377.712.914<text:s/></text:p>
          </table:table-cell>
          <table:table-cell office:value-type="float" office:value="1613.84" table:style-name="ce14">
            <text:p>1.614<text:s/></text:p>
          </table:table-cell>
          <table:table-cell office:value-type="float" office:value="2700372494.8699999" table:style-name="ce15">
            <text:p>2.700.372.4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1305.1199999999999" table:style-name="ce14">
            <text:p>1.305<text:s/></text:p>
          </table:table-cell>
          <table:table-cell office:value-type="float" office:value="-18.239999999999998" table:style-name="ce14">
            <text:p>(18)</text:p>
          </table:table-cell>
          <table:table-cell office:value-type="float" office:value="0" table:style-name="ce14">
            <text:p>-<text:s/></text:p>
          </table:table-cell>
          <table:table-cell office:value-type="float" office:value="-58.9" table:style-name="ce14">
            <text:p>(59)</text:p>
          </table:table-cell>
          <table:table-cell office:value-type="float" office:value="6024.68" table:style-name="ce14">
            <text:p>6.025<text:s/></text:p>
          </table:table-cell>
          <table:table-cell office:value-type="float" office:value="-23.59" table:style-name="ce14">
            <text:p>(24)</text:p>
          </table:table-cell>
          <table:table-cell office:value-type="float" office:value="-33.24" table:style-name="ce14">
            <text:p>(33)</text:p>
          </table:table-cell>
          <table:table-cell office:value-type="float" office:value="22122.51" table:style-name="ce14">
            <text:p>22.123<text:s/></text:p>
          </table:table-cell>
          <table:table-cell office:value-type="float" office:value="-6.57" table:style-name="ce14">
            <text:p>(7)</text:p>
          </table:table-cell>
          <table:table-cell office:value-type="float" office:value="3278.7" table:style-name="ce14">
            <text:p>3.279<text:s/></text:p>
          </table:table-cell>
          <table:table-cell office:value-type="float" office:value="-29.35" table:style-name="ce14">
            <text:p>(29)</text:p>
          </table:table-cell>
          <table:table-cell office:value-type="float" office:value="-5.98" table:style-name="ce14">
            <text:p>(6)</text:p>
          </table:table-cell>
          <table:table-cell office:value-type="float" office:value="729077.15" table:style-name="ce14">
            <text:p>729.077<text:s/></text:p>
          </table:table-cell>
          <table:table-cell office:value-type="float" office:value="-181.13" table:style-name="ce14">
            <text:p>(181)</text:p>
          </table:table-cell>
          <table:table-cell office:value-type="float" office:value="7019.44" table:style-name="ce14">
            <text:p>7.019<text:s/></text:p>
          </table:table-cell>
          <table:table-cell office:value-type="float" office:value="-23.43" table:style-name="ce14">
            <text:p>(23)</text:p>
          </table:table-cell>
          <table:table-cell office:value-type="float" office:value="744298.01" table:style-name="ce14">
            <text:p>744.298<text:s/></text:p>
          </table:table-cell>
          <table:table-cell office:value-type="float" office:value="-350.25" table:style-name="ce14">
            <text:p>(350)</text:p>
          </table:table-cell>
          <table:table-cell office:value-type="float" office:value="16.399999999999999" table:style-name="ce14">
            <text:p>16<text:s/></text:p>
          </table:table-cell>
          <table:table-cell office:value-type="float" office:value="12.32" table:style-name="ce14">
            <text:p>12<text:s/></text:p>
          </table:table-cell>
          <table:table-cell office:value-type="float" office:value="-2" table:style-name="ce14">
            <text:p>(2)</text:p>
          </table:table-cell>
          <table:table-cell office:value-type="float" office:value="231369.62" table:style-name="ce14">
            <text:p>231.370<text:s/></text:p>
          </table:table-cell>
          <table:table-cell office:value-type="float" office:value="568924.82999999996" table:style-name="ce14">
            <text:p>568.925<text:s/></text:p>
          </table:table-cell>
          <table:table-cell office:value-type="float" office:value="-1.91" table:style-name="ce14">
            <text:p>(2)</text:p>
          </table:table-cell>
          <table:table-cell office:value-type="float" office:value="795427.04" table:style-name="ce14">
            <text:p>795.427<text:s/></text:p>
          </table:table-cell>
          <table:table-cell office:value-type="float" office:value="-2.6" table:style-name="ce14">
            <text:p>(3)</text:p>
          </table:table-cell>
          <table:table-cell office:value-type="float" office:value="3108138.63" table:style-name="ce15">
            <text:p>3.108.1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52189.34" table:style-name="ce14">
            <text:p>252.189<text:s/></text:p>
          </table:table-cell>
          <table:table-cell office:value-type="float" office:value="1994799.2" table:style-name="ce14">
            <text:p>1.994.799<text:s/></text:p>
          </table:table-cell>
          <table:table-cell office:value-type="float" office:value="8707276.8399999999" table:style-name="ce14">
            <text:p>8.707.277<text:s/></text:p>
          </table:table-cell>
          <table:table-cell office:value-type="float" office:value="100417.44" table:style-name="ce14">
            <text:p>100.417<text:s/></text:p>
          </table:table-cell>
          <table:table-cell office:value-type="float" office:value="106161211.43000001" table:style-name="ce14">
            <text:p>106.161.211<text:s/></text:p>
          </table:table-cell>
          <table:table-cell office:value-type="float" office:value="34065098.200000003" table:style-name="ce14">
            <text:p>34.065.098<text:s/></text:p>
          </table:table-cell>
          <table:table-cell office:value-type="float" office:value="4660741.28" table:style-name="ce14">
            <text:p>4.660.741<text:s/></text:p>
          </table:table-cell>
          <table:table-cell office:value-type="float" office:value="98458675.099999994" table:style-name="ce14">
            <text:p>98.458.675<text:s/></text:p>
          </table:table-cell>
          <table:table-cell office:value-type="float" office:value="31423772.82" table:style-name="ce14">
            <text:p>31.423.773<text:s/></text:p>
          </table:table-cell>
          <table:table-cell office:value-type="float" office:value="6821076.1299999999" table:style-name="ce14">
            <text:p>6.821.076<text:s/></text:p>
          </table:table-cell>
          <table:table-cell office:value-type="float" office:value="387725016.08999997" table:style-name="ce14">
            <text:p>387.725.016<text:s/></text:p>
          </table:table-cell>
          <table:table-cell office:value-type="float" office:value="6755477.5099999998" table:style-name="ce14">
            <text:p>6.755.478<text:s/></text:p>
          </table:table-cell>
          <table:table-cell office:value-type="float" office:value="9272717.8599999994" table:style-name="ce14">
            <text:p>9.272.718<text:s/></text:p>
          </table:table-cell>
          <table:table-cell office:value-type="float" office:value="7174907.6500000004" table:style-name="ce14">
            <text:p>7.174.908<text:s/></text:p>
          </table:table-cell>
          <table:table-cell office:value-type="float" office:value="5534783.6900000004" table:style-name="ce14">
            <text:p>5.534.784<text:s/></text:p>
          </table:table-cell>
          <table:table-cell office:value-type="float" office:value="81450391.790000007" table:style-name="ce14">
            <text:p>81.450.392<text:s/></text:p>
          </table:table-cell>
          <table:table-cell office:value-type="float" office:value="4372179.9000000004" table:style-name="ce14">
            <text:p>4.372.180<text:s/></text:p>
          </table:table-cell>
          <table:table-cell office:value-type="float" office:value="157096103.16" table:style-name="ce14">
            <text:p>157.096.103<text:s/></text:p>
          </table:table-cell>
          <table:table-cell office:value-type="float" office:value="223678192.47" table:style-name="ce14">
            <text:p>223.678.192<text:s/></text:p>
          </table:table-cell>
          <table:table-cell office:value-type="float" office:value="3615856.26" table:style-name="ce14">
            <text:p>3.615.856<text:s/></text:p>
          </table:table-cell>
          <table:table-cell office:value-type="float" office:value="1778916.03" table:style-name="ce14">
            <text:p>1.778.916<text:s/></text:p>
          </table:table-cell>
          <table:table-cell office:value-type="float" office:value="64795.19" table:style-name="ce14">
            <text:p>64.795<text:s/></text:p>
          </table:table-cell>
          <table:table-cell office:value-type="float" office:value="354860826.04000002" table:style-name="ce14">
            <text:p>354.860.826<text:s/></text:p>
          </table:table-cell>
          <table:table-cell office:value-type="float" office:value="236606470.81" table:style-name="ce14">
            <text:p>236.606.471<text:s/></text:p>
          </table:table-cell>
          <table:table-cell office:value-type="float" office:value="7532838.2000000002" table:style-name="ce14">
            <text:p>7.532.838<text:s/></text:p>
          </table:table-cell>
          <table:table-cell office:value-type="float" office:value="1443640809.3499999" table:style-name="ce14">
            <text:p>1.443.640.809<text:s/></text:p>
          </table:table-cell>
          <table:table-cell office:value-type="float" office:value="953179.32" table:style-name="ce14">
            <text:p>953.179<text:s/></text:p>
          </table:table-cell>
          <table:table-cell office:value-type="float" office:value="3224758719.0999999" table:style-name="ce15">
            <text:p>3.224.758.7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21487.28" table:style-name="ce14">
            <text:p>121.48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3188.61" table:style-name="ce14">
            <text:p>23.18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5575954.43000001" table:style-name="ce14">
            <text:p>245.575.954<text:s/></text:p>
          </table:table-cell>
          <table:table-cell office:value-type="float" office:value="3420" table:style-name="ce14">
            <text:p>3.42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88.32" table:style-name="ce14">
            <text:p>1.088<text:s/></text:p>
          </table:table-cell>
          <table:table-cell office:value-type="float" office:value="8100" table:style-name="ce14">
            <text:p>8.100<text:s/></text:p>
          </table:table-cell>
          <table:table-cell office:value-type="float" office:value="31844.67" table:style-name="ce14">
            <text:p>31.84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2478345.59999999" table:style-name="ce14">
            <text:p>142.478.346<text:s/></text:p>
          </table:table-cell>
          <table:table-cell office:value-type="float" office:value="10610.25" table:style-name="ce14">
            <text:p>10.610<text:s/></text:p>
          </table:table-cell>
          <table:table-cell office:value-type="float" office:value="193509.8" table:style-name="ce14">
            <text:p>193.510<text:s/></text:p>
          </table:table-cell>
          <table:table-cell office:value-type="float" office:value="9741.6" table:style-name="ce14">
            <text:p>9.74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8457290.56" table:style-name="ce15">
            <text:p>388.457.2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02702.68" table:style-name="ce14">
            <text:p>202.703<text:s/></text:p>
          </table:table-cell>
          <table:table-cell office:value-type="float" office:value="741638.33" table:style-name="ce14">
            <text:p>741.638<text:s/></text:p>
          </table:table-cell>
          <table:table-cell office:value-type="float" office:value="3577434.49" table:style-name="ce14">
            <text:p>3.577.43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877186.32" table:style-name="ce14">
            <text:p>15.877.186<text:s/></text:p>
          </table:table-cell>
          <table:table-cell office:value-type="float" office:value="8845193.1500000004" table:style-name="ce14">
            <text:p>8.845.193<text:s/></text:p>
          </table:table-cell>
          <table:table-cell office:value-type="float" office:value="1842058.52" table:style-name="ce14">
            <text:p>1.842.059<text:s/></text:p>
          </table:table-cell>
          <table:table-cell office:value-type="float" office:value="1591389.37" table:style-name="ce14">
            <text:p>1.591.389<text:s/></text:p>
          </table:table-cell>
          <table:table-cell office:value-type="float" office:value="6539948.04" table:style-name="ce14">
            <text:p>6.539.948<text:s/></text:p>
          </table:table-cell>
          <table:table-cell office:value-type="float" office:value="5695591.5300000003" table:style-name="ce14">
            <text:p>5.695.592<text:s/></text:p>
          </table:table-cell>
          <table:table-cell office:value-type="float" office:value="14534319.029999999" table:style-name="ce14">
            <text:p>14.534.319<text:s/></text:p>
          </table:table-cell>
          <table:table-cell office:value-type="float" office:value="561699.35" table:style-name="ce14">
            <text:p>561.699<text:s/></text:p>
          </table:table-cell>
          <table:table-cell office:value-type="float" office:value="5615492.4800000004" table:style-name="ce14">
            <text:p>5.615.492<text:s/></text:p>
          </table:table-cell>
          <table:table-cell office:value-type="float" office:value="2367636.7200000002" table:style-name="ce14">
            <text:p>2.367.637<text:s/></text:p>
          </table:table-cell>
          <table:table-cell office:value-type="float" office:value="2398329.37" table:style-name="ce14">
            <text:p>2.398.329<text:s/></text:p>
          </table:table-cell>
          <table:table-cell office:value-type="float" office:value="15378919.619999999" table:style-name="ce14">
            <text:p>15.378.920<text:s/></text:p>
          </table:table-cell>
          <table:table-cell office:value-type="float" office:value="1723407.55" table:style-name="ce14">
            <text:p>1.723.408<text:s/></text:p>
          </table:table-cell>
          <table:table-cell office:value-type="float" office:value="2713502.55" table:style-name="ce14">
            <text:p>2.713.503<text:s/></text:p>
          </table:table-cell>
          <table:table-cell office:value-type="float" office:value="36506784.359999999" table:style-name="ce14">
            <text:p>36.506.784<text:s/></text:p>
          </table:table-cell>
          <table:table-cell office:value-type="float" office:value="968492.88" table:style-name="ce14">
            <text:p>968.493<text:s/></text:p>
          </table:table-cell>
          <table:table-cell office:value-type="float" office:value="195401.07" table:style-name="ce14">
            <text:p>195.401<text:s/></text:p>
          </table:table-cell>
          <table:table-cell office:value-type="float" office:value="5941.5" table:style-name="ce14">
            <text:p>5.942<text:s/></text:p>
          </table:table-cell>
          <table:table-cell office:value-type="float" office:value="9601210.3900000006" table:style-name="ce14">
            <text:p>9.601.210<text:s/></text:p>
          </table:table-cell>
          <table:table-cell office:value-type="float" office:value="7575513.25" table:style-name="ce14">
            <text:p>7.575.513<text:s/></text:p>
          </table:table-cell>
          <table:table-cell office:value-type="float" office:value="2383284.3199999998" table:style-name="ce14">
            <text:p>2.383.284<text:s/></text:p>
          </table:table-cell>
          <table:table-cell office:value-type="float" office:value="60442952.340000004" table:style-name="ce14">
            <text:p>60.442.952<text:s/></text:p>
          </table:table-cell>
          <table:table-cell office:value-type="float" office:value="85644.26" table:style-name="ce14">
            <text:p>85.644<text:s/></text:p>
          </table:table-cell>
          <table:table-cell office:value-type="float" office:value="207971673.47" table:style-name="ce15">
            <text:p>207.971.6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29381.65" table:style-name="ce14">
            <text:p>29.382<text:s/></text:p>
          </table:table-cell>
          <table:table-cell office:value-type="float" office:value="4375.9799999999996" table:style-name="ce14">
            <text:p>4.376<text:s/></text:p>
          </table:table-cell>
          <table:table-cell office:value-type="float" office:value="6069.65" table:style-name="ce14">
            <text:p>6.07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0478.720000000001" table:style-name="ce14">
            <text:p>50.479<text:s/></text:p>
          </table:table-cell>
          <table:table-cell office:value-type="float" office:value="13050.42" table:style-name="ce14">
            <text:p>13.050<text:s/></text:p>
          </table:table-cell>
          <table:table-cell office:value-type="float" office:value="16408.02" table:style-name="ce14">
            <text:p>16.408<text:s/></text:p>
          </table:table-cell>
          <table:table-cell office:value-type="float" office:value="771263.81" table:style-name="ce14">
            <text:p>771.264<text:s/></text:p>
          </table:table-cell>
          <table:table-cell office:value-type="float" office:value="9968.9599999999991" table:style-name="ce14">
            <text:p>9.969<text:s/></text:p>
          </table:table-cell>
          <table:table-cell office:value-type="float" office:value="7379.46" table:style-name="ce14">
            <text:p>7.379<text:s/></text:p>
          </table:table-cell>
          <table:table-cell office:value-type="float" office:value="10024.450000000001" table:style-name="ce14">
            <text:p>10.02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458.31" table:style-name="ce14">
            <text:p>6.458<text:s/></text:p>
          </table:table-cell>
          <table:table-cell office:value-type="float" office:value="766576.43" table:style-name="ce14">
            <text:p>766.576<text:s/></text:p>
          </table:table-cell>
          <table:table-cell office:value-type="float" office:value="4903.07" table:style-name="ce14">
            <text:p>4.903<text:s/></text:p>
          </table:table-cell>
          <table:table-cell office:value-type="float" office:value="3769005.77" table:style-name="ce14">
            <text:p>3.769.006<text:s/></text:p>
          </table:table-cell>
          <table:table-cell office:value-type="float" office:value="9010096.4600000009" table:style-name="ce14">
            <text:p>9.010.09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80.05" table:style-name="ce14">
            <text:p>4.080<text:s/></text:p>
          </table:table-cell>
          <table:table-cell office:value-type="float" office:value="4505" table:style-name="ce14">
            <text:p>4.505<text:s/></text:p>
          </table:table-cell>
          <table:table-cell office:value-type="float" office:value="19254731.449999999" table:style-name="ce14">
            <text:p>19.254.731<text:s/></text:p>
          </table:table-cell>
          <table:table-cell office:value-type="float" office:value="1068062.51" table:style-name="ce14">
            <text:p>1.068.06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5763418.150000006" table:style-name="ce14">
            <text:p>75.763.41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0570238.31999999" table:style-name="ce15">
            <text:p>110.570.2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13470.36" table:style-name="ce14">
            <text:p>13.470<text:s/></text:p>
          </table:table-cell>
          <table:table-cell office:value-type="float" office:value="3376862.99" table:style-name="ce14">
            <text:p>3.376.863<text:s/></text:p>
          </table:table-cell>
          <table:table-cell office:value-type="float" office:value="1678.21" table:style-name="ce14">
            <text:p>1.678<text:s/></text:p>
          </table:table-cell>
          <table:table-cell office:value-type="float" office:value="26210192.510000002" table:style-name="ce14">
            <text:p>26.210.193<text:s/></text:p>
          </table:table-cell>
          <table:table-cell office:value-type="float" office:value="15274665.960000001" table:style-name="ce14">
            <text:p>15.274.666<text:s/></text:p>
          </table:table-cell>
          <table:table-cell office:value-type="float" office:value="828504.43" table:style-name="ce14">
            <text:p>828.504<text:s/></text:p>
          </table:table-cell>
          <table:table-cell office:value-type="float" office:value="67388185.219999999" table:style-name="ce14">
            <text:p>67.388.185<text:s/></text:p>
          </table:table-cell>
          <table:table-cell office:value-type="float" office:value="11276936.34" table:style-name="ce14">
            <text:p>11.276.936<text:s/></text:p>
          </table:table-cell>
          <table:table-cell office:value-type="float" office:value="657620.63" table:style-name="ce14">
            <text:p>657.621<text:s/></text:p>
          </table:table-cell>
          <table:table-cell office:value-type="float" office:value="40778398.560000002" table:style-name="ce14">
            <text:p>40.778.399<text:s/></text:p>
          </table:table-cell>
          <table:table-cell office:value-type="float" office:value="29947.96" table:style-name="ce14">
            <text:p>29.948<text:s/></text:p>
          </table:table-cell>
          <table:table-cell office:value-type="float" office:value="505519.71" table:style-name="ce14">
            <text:p>505.520<text:s/></text:p>
          </table:table-cell>
          <table:table-cell office:value-type="float" office:value="739843.94" table:style-name="ce14">
            <text:p>739.844<text:s/></text:p>
          </table:table-cell>
          <table:table-cell office:value-type="float" office:value="533214.35" table:style-name="ce14">
            <text:p>533.214<text:s/></text:p>
          </table:table-cell>
          <table:table-cell office:value-type="float" office:value="32908572.73" table:style-name="ce14">
            <text:p>32.908.573<text:s/></text:p>
          </table:table-cell>
          <table:table-cell office:value-type="float" office:value="2259.08" table:style-name="ce14">
            <text:p>2.259<text:s/></text:p>
          </table:table-cell>
          <table:table-cell office:value-type="float" office:value="79569668.5" table:style-name="ce14">
            <text:p>79.569.669<text:s/></text:p>
          </table:table-cell>
          <table:table-cell office:value-type="float" office:value="90879044.939999998" table:style-name="ce14">
            <text:p>90.879.045<text:s/></text:p>
          </table:table-cell>
          <table:table-cell office:value-type="float" office:value="337396.47999999998" table:style-name="ce14">
            <text:p>337.396<text:s/></text:p>
          </table:table-cell>
          <table:table-cell office:value-type="float" office:value="1904.41" table:style-name="ce14">
            <text:p>1.904<text:s/></text:p>
          </table:table-cell>
          <table:table-cell office:value-type="float" office:value="22004.36" table:style-name="ce14">
            <text:p>22.004<text:s/></text:p>
          </table:table-cell>
          <table:table-cell office:value-type="float" office:value="99088997.189999998" table:style-name="ce14">
            <text:p>99.088.997<text:s/></text:p>
          </table:table-cell>
          <table:table-cell office:value-type="float" office:value="125727600.29000001" table:style-name="ce14">
            <text:p>125.727.600<text:s/></text:p>
          </table:table-cell>
          <table:table-cell office:value-type="float" office:value="28688.12" table:style-name="ce14">
            <text:p>28.688<text:s/></text:p>
          </table:table-cell>
          <table:table-cell office:value-type="float" office:value="496226565.49000001" table:style-name="ce14">
            <text:p>496.226.56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92407742.7600002" table:style-name="ce15">
            <text:p>1.092.407.7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20105.009999999998" table:style-name="ce14">
            <text:p>20.105<text:s/></text:p>
          </table:table-cell>
          <table:table-cell office:value-type="float" office:value="1235314.53" table:style-name="ce14">
            <text:p>1.235.315<text:s/></text:p>
          </table:table-cell>
          <table:table-cell office:value-type="float" office:value="1746909.71" table:style-name="ce14">
            <text:p>1.746.910<text:s/></text:p>
          </table:table-cell>
          <table:table-cell office:value-type="float" office:value="98739.23" table:style-name="ce14">
            <text:p>98.739<text:s/></text:p>
          </table:table-cell>
          <table:table-cell office:value-type="float" office:value="63901866.600000001" table:style-name="ce14">
            <text:p>63.901.867<text:s/></text:p>
          </table:table-cell>
          <table:table-cell office:value-type="float" office:value="9932188.6699999999" table:style-name="ce14">
            <text:p>9.932.189<text:s/></text:p>
          </table:table-cell>
          <table:table-cell office:value-type="float" office:value="1973770.31" table:style-name="ce14">
            <text:p>1.973.770<text:s/></text:p>
          </table:table-cell>
          <table:table-cell office:value-type="float" office:value="28707836.699999999" table:style-name="ce14">
            <text:p>28.707.837<text:s/></text:p>
          </table:table-cell>
          <table:table-cell office:value-type="float" office:value="13573730.869999999" table:style-name="ce14">
            <text:p>13.573.731<text:s/></text:p>
          </table:table-cell>
          <table:table-cell office:value-type="float" office:value="460484.51" table:style-name="ce14">
            <text:p>460.485<text:s/></text:p>
          </table:table-cell>
          <table:table-cell office:value-type="float" office:value="86826319.61999999" table:style-name="ce14">
            <text:p>86.826.320<text:s/></text:p>
          </table:table-cell>
          <table:table-cell office:value-type="float" office:value="6160410.2000000002" table:style-name="ce14">
            <text:p>6.160.410<text:s/></text:p>
          </table:table-cell>
          <table:table-cell office:value-type="float" office:value="3151705.6700000004" table:style-name="ce14">
            <text:p>3.151.706<text:s/></text:p>
          </table:table-cell>
          <table:table-cell office:value-type="float" office:value="4067426.99" table:style-name="ce14">
            <text:p>4.067.427<text:s/></text:p>
          </table:table-cell>
          <table:table-cell office:value-type="float" office:value="2596781.66" table:style-name="ce14">
            <text:p>2.596.782<text:s/></text:p>
          </table:table-cell>
          <table:table-cell office:value-type="float" office:value="32396323.010000002" table:style-name="ce14">
            <text:p>32.396.323<text:s/></text:p>
          </table:table-cell>
          <table:table-cell office:value-type="float" office:value="2641610.2000000002" table:style-name="ce14">
            <text:p>2.641.610<text:s/></text:p>
          </table:table-cell>
          <table:table-cell office:value-type="float" office:value="71042838.019999996" table:style-name="ce14">
            <text:p>71.042.838<text:s/></text:p>
          </table:table-cell>
          <table:table-cell office:value-type="float" office:value="87274166.709999993" table:style-name="ce14">
            <text:p>87.274.167<text:s/></text:p>
          </table:table-cell>
          <table:table-cell office:value-type="float" office:value="2278122.23" table:style-name="ce14">
            <text:p>2.278.122<text:s/></text:p>
          </table:table-cell>
          <table:table-cell office:value-type="float" office:value="1577530.5" table:style-name="ce14">
            <text:p>1.577.531<text:s/></text:p>
          </table:table-cell>
          <table:table-cell office:value-type="float" office:value="32344.33" table:style-name="ce14">
            <text:p>32.344<text:s/></text:p>
          </table:table-cell>
          <table:table-cell office:value-type="float" office:value="84437541.409999996" table:style-name="ce14">
            <text:p>84.437.541<text:s/></text:p>
          </table:table-cell>
          <table:table-cell office:value-type="float" office:value="102224684.51000001" table:style-name="ce14">
            <text:p>102.224.685<text:s/></text:p>
          </table:table-cell>
          <table:table-cell office:value-type="float" office:value="4927355.96" table:style-name="ce14">
            <text:p>4.927.356<text:s/></text:p>
          </table:table-cell>
          <table:table-cell office:value-type="float" office:value="811198131.76999998" table:style-name="ce14">
            <text:p>811.198.132<text:s/></text:p>
          </table:table-cell>
          <table:table-cell office:value-type="float" office:value="867535.05999999994" table:style-name="ce14">
            <text:p>867.535<text:s/></text:p>
          </table:table-cell>
          <table:table-cell office:value-type="float" office:value="1425351773.9899998" table:style-name="ce15">
            <text:p>1.425.351.7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2494715.689999999" table:style-name="ce14">
            <text:p>12.494.716<text:s/></text:p>
          </table:table-cell>
          <table:table-cell office:value-type="float" office:value="45146592.350000001" table:style-name="ce14">
            <text:p>45.146.592<text:s/></text:p>
          </table:table-cell>
          <table:table-cell office:value-type="float" office:value="226033193.06" table:style-name="ce14">
            <text:p>226.033.193<text:s/></text:p>
          </table:table-cell>
          <table:table-cell office:value-type="float" office:value="10348935.27" table:style-name="ce14">
            <text:p>10.348.935<text:s/></text:p>
          </table:table-cell>
          <table:table-cell office:value-type="float" office:value="285888293.31" table:style-name="ce14">
            <text:p>285.888.293<text:s/></text:p>
          </table:table-cell>
          <table:table-cell office:value-type="float" office:value="248802820.69" table:style-name="ce14">
            <text:p>248.802.821<text:s/></text:p>
          </table:table-cell>
          <table:table-cell office:value-type="float" office:value="3089174217.4399996" table:style-name="ce14">
            <text:p>3.089.174.217<text:s/></text:p>
          </table:table-cell>
          <table:table-cell office:value-type="float" office:value="179347077.94999999" table:style-name="ce14">
            <text:p>179.347.078<text:s/></text:p>
          </table:table-cell>
          <table:table-cell office:value-type="float" office:value="197283190.49000001" table:style-name="ce14">
            <text:p>197.283.190<text:s/></text:p>
          </table:table-cell>
          <table:table-cell office:value-type="float" office:value="59812683.75" table:style-name="ce14">
            <text:p>59.812.684<text:s/></text:p>
          </table:table-cell>
          <table:table-cell office:value-type="float" office:value="861648171.19000006" table:style-name="ce14">
            <text:p>861.648.171<text:s/></text:p>
          </table:table-cell>
          <table:table-cell office:value-type="float" office:value="86514659.260000005" table:style-name="ce14">
            <text:p>86.514.659<text:s/></text:p>
          </table:table-cell>
          <table:table-cell office:value-type="float" office:value="122353656.20999999" table:style-name="ce14">
            <text:p>122.353.656<text:s/></text:p>
          </table:table-cell>
          <table:table-cell office:value-type="float" office:value="143056983.66999999" table:style-name="ce14">
            <text:p>143.056.984<text:s/></text:p>
          </table:table-cell>
          <table:table-cell office:value-type="float" office:value="70552279.689999998" table:style-name="ce14">
            <text:p>70.552.280<text:s/></text:p>
          </table:table-cell>
          <table:table-cell office:value-type="float" office:value="228928364.72" table:style-name="ce14">
            <text:p>228.928.365<text:s/></text:p>
          </table:table-cell>
          <table:table-cell office:value-type="float" office:value="51146456.640000001" table:style-name="ce14">
            <text:p>51.146.457<text:s/></text:p>
          </table:table-cell>
          <table:table-cell office:value-type="float" office:value="772777676.34000003" table:style-name="ce14">
            <text:p>772.777.676<text:s/></text:p>
          </table:table-cell>
          <table:table-cell office:value-type="float" office:value="3287223158.52" table:style-name="ce14">
            <text:p>3.287.223.159<text:s/></text:p>
          </table:table-cell>
          <table:table-cell office:value-type="float" office:value="67268324.019999996" table:style-name="ce14">
            <text:p>67.268.324<text:s/></text:p>
          </table:table-cell>
          <table:table-cell office:value-type="float" office:value="34423561.990000002" table:style-name="ce14">
            <text:p>34.423.562<text:s/></text:p>
          </table:table-cell>
          <table:table-cell office:value-type="float" office:value="10920779.449999999" table:style-name="ce14">
            <text:p>10.920.779<text:s/></text:p>
          </table:table-cell>
          <table:table-cell office:value-type="float" office:value="757014970.46000004" table:style-name="ce14">
            <text:p>757.014.970<text:s/></text:p>
          </table:table-cell>
          <table:table-cell office:value-type="float" office:value="421786786.48000002" table:style-name="ce14">
            <text:p>421.786.786<text:s/></text:p>
          </table:table-cell>
          <table:table-cell office:value-type="float" office:value="52503038.149999999" table:style-name="ce14">
            <text:p>52.503.038<text:s/></text:p>
          </table:table-cell>
          <table:table-cell office:value-type="float" office:value="8693921070.8400002" table:style-name="ce14">
            <text:p>8.693.921.071<text:s/></text:p>
          </table:table-cell>
          <table:table-cell office:value-type="float" office:value="23249337.190000001" table:style-name="ce14">
            <text:p>23.249.337<text:s/></text:p>
          </table:table-cell>
          <table:table-cell office:value-type="float" office:value="20039620994.819996" table:style-name="ce15">
            <text:p>20.039.620.9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188829.69" table:style-name="ce14">
            <text:p>1.188.830<text:s/></text:p>
          </table:table-cell>
          <table:table-cell office:value-type="float" office:value="4462763.5599999996" table:style-name="ce14">
            <text:p>4.462.764<text:s/></text:p>
          </table:table-cell>
          <table:table-cell office:value-type="float" office:value="7274574.4900000002" table:style-name="ce14">
            <text:p>7.274.574<text:s/></text:p>
          </table:table-cell>
          <table:table-cell office:value-type="float" office:value="2387040.1" table:style-name="ce14">
            <text:p>2.387.040<text:s/></text:p>
          </table:table-cell>
          <table:table-cell office:value-type="float" office:value="21594789.079999998" table:style-name="ce14">
            <text:p>21.594.789<text:s/></text:p>
          </table:table-cell>
          <table:table-cell office:value-type="float" office:value="13685189.800000001" table:style-name="ce14">
            <text:p>13.685.190<text:s/></text:p>
          </table:table-cell>
          <table:table-cell office:value-type="float" office:value="25296876.759999998" table:style-name="ce14">
            <text:p>25.296.877<text:s/></text:p>
          </table:table-cell>
          <table:table-cell office:value-type="float" office:value="13997990.210000001" table:style-name="ce14">
            <text:p>13.997.990<text:s/></text:p>
          </table:table-cell>
          <table:table-cell office:value-type="float" office:value="15862061.34" table:style-name="ce14">
            <text:p>15.862.061<text:s/></text:p>
          </table:table-cell>
          <table:table-cell office:value-type="float" office:value="7704621.0499999998" table:style-name="ce14">
            <text:p>7.704.621<text:s/></text:p>
          </table:table-cell>
          <table:table-cell office:value-type="float" office:value="63342272.259999998" table:style-name="ce14">
            <text:p>63.342.272<text:s/></text:p>
          </table:table-cell>
          <table:table-cell office:value-type="float" office:value="8531128.3900000006" table:style-name="ce14">
            <text:p>8.531.128<text:s/></text:p>
          </table:table-cell>
          <table:table-cell office:value-type="float" office:value="8705796.4199999999" table:style-name="ce14">
            <text:p>8.705.796<text:s/></text:p>
          </table:table-cell>
          <table:table-cell office:value-type="float" office:value="13817957.98" table:style-name="ce14">
            <text:p>13.817.958<text:s/></text:p>
          </table:table-cell>
          <table:table-cell office:value-type="float" office:value="7084037.3799999999" table:style-name="ce14">
            <text:p>7.084.037<text:s/></text:p>
          </table:table-cell>
          <table:table-cell office:value-type="float" office:value="16100439.32" table:style-name="ce14">
            <text:p>16.100.439<text:s/></text:p>
          </table:table-cell>
          <table:table-cell office:value-type="float" office:value="4409572.79" table:style-name="ce14">
            <text:p>4.409.573<text:s/></text:p>
          </table:table-cell>
          <table:table-cell office:value-type="float" office:value="34034341.850000001" table:style-name="ce14">
            <text:p>34.034.342<text:s/></text:p>
          </table:table-cell>
          <table:table-cell office:value-type="float" office:value="159246826.44999999" table:style-name="ce14">
            <text:p>159.246.826<text:s/></text:p>
          </table:table-cell>
          <table:table-cell office:value-type="float" office:value="6846091.8899999997" table:style-name="ce14">
            <text:p>6.846.092<text:s/></text:p>
          </table:table-cell>
          <table:table-cell office:value-type="float" office:value="3215767.33" table:style-name="ce14">
            <text:p>3.215.767<text:s/></text:p>
          </table:table-cell>
          <table:table-cell office:value-type="float" office:value="1355305.74" table:style-name="ce14">
            <text:p>1.355.306<text:s/></text:p>
          </table:table-cell>
          <table:table-cell office:value-type="float" office:value="52963515.939999998" table:style-name="ce14">
            <text:p>52.963.516<text:s/></text:p>
          </table:table-cell>
          <table:table-cell office:value-type="float" office:value="23234402.489999998" table:style-name="ce14">
            <text:p>23.234.402<text:s/></text:p>
          </table:table-cell>
          <table:table-cell office:value-type="float" office:value="4247768.25" table:style-name="ce14">
            <text:p>4.247.768<text:s/></text:p>
          </table:table-cell>
          <table:table-cell office:value-type="float" office:value="370891798.88999999" table:style-name="ce14">
            <text:p>370.891.799<text:s/></text:p>
          </table:table-cell>
          <table:table-cell office:value-type="float" office:value="2260876.79" table:style-name="ce14">
            <text:p>2.260.877<text:s/></text:p>
          </table:table-cell>
          <table:table-cell office:value-type="float" office:value="893742636.23999989" table:style-name="ce15">
            <text:p>893.742.6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590036.4400000004" table:style-name="ce14">
            <text:p>4.590.036<text:s/></text:p>
          </table:table-cell>
          <table:table-cell office:value-type="float" office:value="16953171.32" table:style-name="ce14">
            <text:p>16.953.171<text:s/></text:p>
          </table:table-cell>
          <table:table-cell office:value-type="float" office:value="137392332.71000001" table:style-name="ce14">
            <text:p>137.392.333<text:s/></text:p>
          </table:table-cell>
          <table:table-cell office:value-type="float" office:value="4038433.5" table:style-name="ce14">
            <text:p>4.038.434<text:s/></text:p>
          </table:table-cell>
          <table:table-cell office:value-type="float" office:value="130030659.09999999" table:style-name="ce14">
            <text:p>130.030.659<text:s/></text:p>
          </table:table-cell>
          <table:table-cell office:value-type="float" office:value="100867635.15000001" table:style-name="ce14">
            <text:p>100.867.635<text:s/></text:p>
          </table:table-cell>
          <table:table-cell office:value-type="float" office:value="450540329.31999999" table:style-name="ce14">
            <text:p>450.540.329<text:s/></text:p>
          </table:table-cell>
          <table:table-cell office:value-type="float" office:value="79042429.180000007" table:style-name="ce14">
            <text:p>79.042.429<text:s/></text:p>
          </table:table-cell>
          <table:table-cell office:value-type="float" office:value="89604578.900000006" table:style-name="ce14">
            <text:p>89.604.579<text:s/></text:p>
          </table:table-cell>
          <table:table-cell office:value-type="float" office:value="21595546.359999999" table:style-name="ce14">
            <text:p>21.595.546<text:s/></text:p>
          </table:table-cell>
          <table:table-cell office:value-type="float" office:value="345731482.72000003" table:style-name="ce14">
            <text:p>345.731.483<text:s/></text:p>
          </table:table-cell>
          <table:table-cell office:value-type="float" office:value="41290727.560000002" table:style-name="ce14">
            <text:p>41.290.728<text:s/></text:p>
          </table:table-cell>
          <table:table-cell office:value-type="float" office:value="53038267.130000003" table:style-name="ce14">
            <text:p>53.038.267<text:s/></text:p>
          </table:table-cell>
          <table:table-cell office:value-type="float" office:value="64063510.799999997" table:style-name="ce14">
            <text:p>64.063.511<text:s/></text:p>
          </table:table-cell>
          <table:table-cell office:value-type="float" office:value="22144023.68" table:style-name="ce14">
            <text:p>22.144.024<text:s/></text:p>
          </table:table-cell>
          <table:table-cell office:value-type="float" office:value="88138608.829999998" table:style-name="ce14">
            <text:p>88.138.609<text:s/></text:p>
          </table:table-cell>
          <table:table-cell office:value-type="float" office:value="20448259.149999999" table:style-name="ce14">
            <text:p>20.448.259<text:s/></text:p>
          </table:table-cell>
          <table:table-cell office:value-type="float" office:value="295066130.62" table:style-name="ce14">
            <text:p>295.066.131<text:s/></text:p>
          </table:table-cell>
          <table:table-cell office:value-type="float" office:value="1159255311.6199999" table:style-name="ce14">
            <text:p>1.159.255.312<text:s/></text:p>
          </table:table-cell>
          <table:table-cell office:value-type="float" office:value="26454371.34" table:style-name="ce14">
            <text:p>26.454.371<text:s/></text:p>
          </table:table-cell>
          <table:table-cell office:value-type="float" office:value="14660875.82" table:style-name="ce14">
            <text:p>14.660.876<text:s/></text:p>
          </table:table-cell>
          <table:table-cell office:value-type="float" office:value="3822015.87" table:style-name="ce14">
            <text:p>3.822.016<text:s/></text:p>
          </table:table-cell>
          <table:table-cell office:value-type="float" office:value="291680959.38999999" table:style-name="ce14">
            <text:p>291.680.959<text:s/></text:p>
          </table:table-cell>
          <table:table-cell office:value-type="float" office:value="215782005.66" table:style-name="ce14">
            <text:p>215.782.006<text:s/></text:p>
          </table:table-cell>
          <table:table-cell office:value-type="float" office:value="20733767.379999999" table:style-name="ce14">
            <text:p>20.733.767<text:s/></text:p>
          </table:table-cell>
          <table:table-cell office:value-type="float" office:value="2691565267.4299998" table:style-name="ce14">
            <text:p>2.691.565.267<text:s/></text:p>
          </table:table-cell>
          <table:table-cell office:value-type="float" office:value="11366055.380000001" table:style-name="ce14">
            <text:p>11.366.055<text:s/></text:p>
          </table:table-cell>
          <table:table-cell office:value-type="float" office:value="6399896792.3599997" table:style-name="ce15">
            <text:p>6.399.896.7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30741.82" table:style-name="ce14">
            <text:p>30.742<text:s/></text:p>
          </table:table-cell>
          <table:table-cell office:value-type="float" office:value="227750.87" table:style-name="ce14">
            <text:p>227.751<text:s/></text:p>
          </table:table-cell>
          <table:table-cell office:value-type="float" office:value="294.45" table:style-name="ce14">
            <text:p>294<text:s/></text:p>
          </table:table-cell>
          <table:table-cell office:value-type="float" office:value="1531355.67" table:style-name="ce14">
            <text:p>1.531.356<text:s/></text:p>
          </table:table-cell>
          <table:table-cell office:value-type="float" office:value="5135202.91" table:style-name="ce14">
            <text:p>5.135.203<text:s/></text:p>
          </table:table-cell>
          <table:table-cell office:value-type="float" office:value="149553324.99000001" table:style-name="ce14">
            <text:p>149.553.325<text:s/></text:p>
          </table:table-cell>
          <table:table-cell office:value-type="float" office:value="3091997.54" table:style-name="ce14">
            <text:p>3.091.998<text:s/></text:p>
          </table:table-cell>
          <table:table-cell office:value-type="float" office:value="300771.39" table:style-name="ce14">
            <text:p>300.77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811667.939999999" table:style-name="ce14">
            <text:p>13.811.668<text:s/></text:p>
          </table:table-cell>
          <table:table-cell office:value-type="float" office:value="191670.19" table:style-name="ce14">
            <text:p>191.670<text:s/></text:p>
          </table:table-cell>
          <table:table-cell office:value-type="float" office:value="813906.31" table:style-name="ce14">
            <text:p>813.906<text:s/></text:p>
          </table:table-cell>
          <table:table-cell office:value-type="float" office:value="15378111.630000001" table:style-name="ce14">
            <text:p>15.378.112<text:s/></text:p>
          </table:table-cell>
          <table:table-cell office:value-type="float" office:value="1070.9100000000001" table:style-name="ce14">
            <text:p>1.071<text:s/></text:p>
          </table:table-cell>
          <table:table-cell office:value-type="float" office:value="8103494.6299999999" table:style-name="ce14">
            <text:p>8.103.495<text:s/></text:p>
          </table:table-cell>
          <table:table-cell office:value-type="float" office:value="2009.44" table:style-name="ce14">
            <text:p>2.009<text:s/></text:p>
          </table:table-cell>
          <table:table-cell office:value-type="float" office:value="38770213.030000001" table:style-name="ce14">
            <text:p>38.770.213<text:s/></text:p>
          </table:table-cell>
          <table:table-cell office:value-type="float" office:value="271780966.62" table:style-name="ce14">
            <text:p>271.780.967<text:s/></text:p>
          </table:table-cell>
          <table:table-cell office:value-type="float" office:value="129651.63" table:style-name="ce14">
            <text:p>129.652<text:s/></text:p>
          </table:table-cell>
          <table:table-cell office:value-type="float" office:value="230.78" table:style-name="ce14">
            <text:p>231<text:s/></text:p>
          </table:table-cell>
          <table:table-cell office:value-type="float" office:value="3463.45" table:style-name="ce14">
            <text:p>3.463<text:s/></text:p>
          </table:table-cell>
          <table:table-cell office:value-type="float" office:value="43233569.340000004" table:style-name="ce14">
            <text:p>43.233.569<text:s/></text:p>
          </table:table-cell>
          <table:table-cell office:value-type="float" office:value="1072424.03" table:style-name="ce14">
            <text:p>1.072.424<text:s/></text:p>
          </table:table-cell>
          <table:table-cell office:value-type="float" office:value="4621688.7" table:style-name="ce14">
            <text:p>4.621.689<text:s/></text:p>
          </table:table-cell>
          <table:table-cell office:value-type="float" office:value="595090563.72000003" table:style-name="ce14">
            <text:p>595.090.564<text:s/></text:p>
          </table:table-cell>
          <table:table-cell office:value-type="float" office:value="3493.37" table:style-name="ce14">
            <text:p>3.493<text:s/></text:p>
          </table:table-cell>
          <table:table-cell office:value-type="float" office:value="1152879635.3599999" table:style-name="ce15">
            <text:p>1.152.879.6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590036.4399999995" table:style-name="ce14">
            <text:p>4.590.036<text:s/></text:p>
          </table:table-cell>
          <table:table-cell office:value-type="float" office:value="16922429.5" table:style-name="ce14">
            <text:p>16.922.430<text:s/></text:p>
          </table:table-cell>
          <table:table-cell office:value-type="float" office:value="137164581.84" table:style-name="ce14">
            <text:p>137.164.582<text:s/></text:p>
          </table:table-cell>
          <table:table-cell office:value-type="float" office:value="4038139.05" table:style-name="ce14">
            <text:p>4.038.139<text:s/></text:p>
          </table:table-cell>
          <table:table-cell office:value-type="float" office:value="128499303.43000001" table:style-name="ce14">
            <text:p>128.499.303<text:s/></text:p>
          </table:table-cell>
          <table:table-cell office:value-type="float" office:value="95732432.24000001" table:style-name="ce14">
            <text:p>95.732.432<text:s/></text:p>
          </table:table-cell>
          <table:table-cell office:value-type="float" office:value="300987004.33000004" table:style-name="ce14">
            <text:p>300.987.004<text:s/></text:p>
          </table:table-cell>
          <table:table-cell office:value-type="float" office:value="75950431.640000001" table:style-name="ce14">
            <text:p>75.950.432<text:s/></text:p>
          </table:table-cell>
          <table:table-cell office:value-type="float" office:value="89303807.510000005" table:style-name="ce14">
            <text:p>89.303.808<text:s/></text:p>
          </table:table-cell>
          <table:table-cell office:value-type="float" office:value="21595546.359999999" table:style-name="ce14">
            <text:p>21.595.546<text:s/></text:p>
          </table:table-cell>
          <table:table-cell office:value-type="float" office:value="331919814.77999997" table:style-name="ce14">
            <text:p>331.919.815<text:s/></text:p>
          </table:table-cell>
          <table:table-cell office:value-type="float" office:value="41099057.369999997" table:style-name="ce14">
            <text:p>41.099.057<text:s/></text:p>
          </table:table-cell>
          <table:table-cell office:value-type="float" office:value="52224360.82" table:style-name="ce14">
            <text:p>52.224.361<text:s/></text:p>
          </table:table-cell>
          <table:table-cell office:value-type="float" office:value="48685399.170000002" table:style-name="ce14">
            <text:p>48.685.399<text:s/></text:p>
          </table:table-cell>
          <table:table-cell office:value-type="float" office:value="22142952.77" table:style-name="ce14">
            <text:p>22.142.953<text:s/></text:p>
          </table:table-cell>
          <table:table-cell office:value-type="float" office:value="80035114.200000003" table:style-name="ce14">
            <text:p>80.035.114<text:s/></text:p>
          </table:table-cell>
          <table:table-cell office:value-type="float" office:value="20446249.710000001" table:style-name="ce14">
            <text:p>20.446.250<text:s/></text:p>
          </table:table-cell>
          <table:table-cell office:value-type="float" office:value="256295917.59" table:style-name="ce14">
            <text:p>256.295.918<text:s/></text:p>
          </table:table-cell>
          <table:table-cell office:value-type="float" office:value="887474345.00000012" table:style-name="ce14">
            <text:p>887.474.345<text:s/></text:p>
          </table:table-cell>
          <table:table-cell office:value-type="float" office:value="26324719.710000001" table:style-name="ce14">
            <text:p>26.324.720<text:s/></text:p>
          </table:table-cell>
          <table:table-cell office:value-type="float" office:value="14660645.039999999" table:style-name="ce14">
            <text:p>14.660.645<text:s/></text:p>
          </table:table-cell>
          <table:table-cell office:value-type="float" office:value="3818552.42" table:style-name="ce14">
            <text:p>3.818.552<text:s/></text:p>
          </table:table-cell>
          <table:table-cell office:value-type="float" office:value="248447390.05000001" table:style-name="ce14">
            <text:p>248.447.390<text:s/></text:p>
          </table:table-cell>
          <table:table-cell office:value-type="float" office:value="214709581.63000003" table:style-name="ce14">
            <text:p>214.709.582<text:s/></text:p>
          </table:table-cell>
          <table:table-cell office:value-type="float" office:value="16112078.68" table:style-name="ce14">
            <text:p>16.112.079<text:s/></text:p>
          </table:table-cell>
          <table:table-cell office:value-type="float" office:value="2096474703.71" table:style-name="ce14">
            <text:p>2.096.474.704<text:s/></text:p>
          </table:table-cell>
          <table:table-cell office:value-type="float" office:value="11362562.010000002" table:style-name="ce14">
            <text:p>11.362.562<text:s/></text:p>
          </table:table-cell>
          <table:table-cell office:value-type="float" office:value="5247017157" table:style-name="ce15">
            <text:p>5.247.017.1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715849.5599999996" table:style-name="ce14">
            <text:p>6.715.850<text:s/></text:p>
          </table:table-cell>
          <table:table-cell office:value-type="float" office:value="23730657.469999999" table:style-name="ce14">
            <text:p>23.730.657<text:s/></text:p>
          </table:table-cell>
          <table:table-cell office:value-type="float" office:value="81366285.859999999" table:style-name="ce14">
            <text:p>81.366.286<text:s/></text:p>
          </table:table-cell>
          <table:table-cell office:value-type="float" office:value="3923461.67" table:style-name="ce14">
            <text:p>3.923.462<text:s/></text:p>
          </table:table-cell>
          <table:table-cell office:value-type="float" office:value="134262845.13" table:style-name="ce14">
            <text:p>134.262.845<text:s/></text:p>
          </table:table-cell>
          <table:table-cell office:value-type="float" office:value="134249995.74000001" table:style-name="ce14">
            <text:p>134.249.996<text:s/></text:p>
          </table:table-cell>
          <table:table-cell office:value-type="float" office:value="2613337011.3600001" table:style-name="ce14">
            <text:p>2.613.337.011<text:s/></text:p>
          </table:table-cell>
          <table:table-cell office:value-type="float" office:value="86306658.560000002" table:style-name="ce14">
            <text:p>86.306.659<text:s/></text:p>
          </table:table-cell>
          <table:table-cell office:value-type="float" office:value="91816550.25" table:style-name="ce14">
            <text:p>91.816.550<text:s/></text:p>
          </table:table-cell>
          <table:table-cell office:value-type="float" office:value="30512516.34" table:style-name="ce14">
            <text:p>30.512.516<text:s/></text:p>
          </table:table-cell>
          <table:table-cell office:value-type="float" office:value="452574416.20999998" table:style-name="ce14">
            <text:p>452.574.416<text:s/></text:p>
          </table:table-cell>
          <table:table-cell office:value-type="float" office:value="36692803.310000002" table:style-name="ce14">
            <text:p>36.692.803<text:s/></text:p>
          </table:table-cell>
          <table:table-cell office:value-type="float" office:value="60609592.659999996" table:style-name="ce14">
            <text:p>60.609.593<text:s/></text:p>
          </table:table-cell>
          <table:table-cell office:value-type="float" office:value="65175514.890000001" table:style-name="ce14">
            <text:p>65.175.515<text:s/></text:p>
          </table:table-cell>
          <table:table-cell office:value-type="float" office:value="41324218.630000003" table:style-name="ce14">
            <text:p>41.324.219<text:s/></text:p>
          </table:table-cell>
          <table:table-cell office:value-type="float" office:value="124689316.56999999" table:style-name="ce14">
            <text:p>124.689.317<text:s/></text:p>
          </table:table-cell>
          <table:table-cell office:value-type="float" office:value="26288624.699999999" table:style-name="ce14">
            <text:p>26.288.625<text:s/></text:p>
          </table:table-cell>
          <table:table-cell office:value-type="float" office:value="443677203.87" table:style-name="ce14">
            <text:p>443.677.204<text:s/></text:p>
          </table:table-cell>
          <table:table-cell office:value-type="float" office:value="1968721020.45" table:style-name="ce14">
            <text:p>1.968.721.020<text:s/></text:p>
          </table:table-cell>
          <table:table-cell office:value-type="float" office:value="33967860.789999999" table:style-name="ce14">
            <text:p>33.967.861<text:s/></text:p>
          </table:table-cell>
          <table:table-cell office:value-type="float" office:value="16546918.84" table:style-name="ce14">
            <text:p>16.546.919<text:s/></text:p>
          </table:table-cell>
          <table:table-cell office:value-type="float" office:value="5743457.8399999999" table:style-name="ce14">
            <text:p>5.743.458<text:s/></text:p>
          </table:table-cell>
          <table:table-cell office:value-type="float" office:value="412370495.13" table:style-name="ce14">
            <text:p>412.370.495<text:s/></text:p>
          </table:table-cell>
          <table:table-cell office:value-type="float" office:value="182770378.33000001" table:style-name="ce14">
            <text:p>182.770.378<text:s/></text:p>
          </table:table-cell>
          <table:table-cell office:value-type="float" office:value="27521502.52" table:style-name="ce14">
            <text:p>27.521.503<text:s/></text:p>
          </table:table-cell>
          <table:table-cell office:value-type="float" office:value="5631464004.5200005" table:style-name="ce14">
            <text:p>5.631.464.005<text:s/></text:p>
          </table:table-cell>
          <table:table-cell office:value-type="float" office:value="9622405.0199999996" table:style-name="ce14">
            <text:p>9.622.405<text:s/></text:p>
          </table:table-cell>
          <table:table-cell office:value-type="float" office:value="12745981566.220001" table:style-name="ce15">
            <text:p>12.745.981.5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231521.6500000004" table:style-name="ce14">
            <text:p>6.231.522<text:s/></text:p>
          </table:table-cell>
          <table:table-cell office:value-type="float" office:value="20886903.960000001" table:style-name="ce14">
            <text:p>20.886.904<text:s/></text:p>
          </table:table-cell>
          <table:table-cell office:value-type="float" office:value="58839524.649999999" table:style-name="ce14">
            <text:p>58.839.525<text:s/></text:p>
          </table:table-cell>
          <table:table-cell office:value-type="float" office:value="3681536.86" table:style-name="ce14">
            <text:p>3.681.537<text:s/></text:p>
          </table:table-cell>
          <table:table-cell office:value-type="float" office:value="102819094.09" table:style-name="ce14">
            <text:p>102.819.094<text:s/></text:p>
          </table:table-cell>
          <table:table-cell office:value-type="float" office:value="102584037.8" table:style-name="ce14">
            <text:p>102.584.038<text:s/></text:p>
          </table:table-cell>
          <table:table-cell office:value-type="float" office:value="2015562026.6399999" table:style-name="ce14">
            <text:p>2.015.562.027<text:s/></text:p>
          </table:table-cell>
          <table:table-cell office:value-type="float" office:value="61161520.590000004" table:style-name="ce14">
            <text:p>61.161.521<text:s/></text:p>
          </table:table-cell>
          <table:table-cell office:value-type="float" office:value="73862885.379999995" table:style-name="ce14">
            <text:p>73.862.885<text:s/></text:p>
          </table:table-cell>
          <table:table-cell office:value-type="float" office:value="26682029.68" table:style-name="ce14">
            <text:p>26.682.030<text:s/></text:p>
          </table:table-cell>
          <table:table-cell office:value-type="float" office:value="313293944.66000003" table:style-name="ce14">
            <text:p>313.293.945<text:s/></text:p>
          </table:table-cell>
          <table:table-cell office:value-type="float" office:value="29622666.609999999" table:style-name="ce14">
            <text:p>29.622.667<text:s/></text:p>
          </table:table-cell>
          <table:table-cell office:value-type="float" office:value="47617009.140000001" table:style-name="ce14">
            <text:p>47.617.009<text:s/></text:p>
          </table:table-cell>
          <table:table-cell office:value-type="float" office:value="52170830.960000001" table:style-name="ce14">
            <text:p>52.170.831<text:s/></text:p>
          </table:table-cell>
          <table:table-cell office:value-type="float" office:value="37422021.75" table:style-name="ce14">
            <text:p>37.422.022<text:s/></text:p>
          </table:table-cell>
          <table:table-cell office:value-type="float" office:value="104140681.81999999" table:style-name="ce14">
            <text:p>104.140.682<text:s/></text:p>
          </table:table-cell>
          <table:table-cell office:value-type="float" office:value="22706110.809999999" table:style-name="ce14">
            <text:p>22.706.111<text:s/></text:p>
          </table:table-cell>
          <table:table-cell office:value-type="float" office:value="230459992.31" table:style-name="ce14">
            <text:p>230.459.992<text:s/></text:p>
          </table:table-cell>
          <table:table-cell office:value-type="float" office:value="1007658659.05" table:style-name="ce14">
            <text:p>1.007.658.659<text:s/></text:p>
          </table:table-cell>
          <table:table-cell office:value-type="float" office:value="30100900.960000001" table:style-name="ce14">
            <text:p>30.100.901<text:s/></text:p>
          </table:table-cell>
          <table:table-cell office:value-type="float" office:value="14302366.41" table:style-name="ce14">
            <text:p>14.302.366<text:s/></text:p>
          </table:table-cell>
          <table:table-cell office:value-type="float" office:value="5531155.9000000004" table:style-name="ce14">
            <text:p>5.531.156<text:s/></text:p>
          </table:table-cell>
          <table:table-cell office:value-type="float" office:value="291001185.30000001" table:style-name="ce14">
            <text:p>291.001.185<text:s/></text:p>
          </table:table-cell>
          <table:table-cell office:value-type="float" office:value="134600417.97999999" table:style-name="ce14">
            <text:p>134.600.418<text:s/></text:p>
          </table:table-cell>
          <table:table-cell office:value-type="float" office:value="22743341.449999999" table:style-name="ce14">
            <text:p>22.743.341<text:s/></text:p>
          </table:table-cell>
          <table:table-cell office:value-type="float" office:value="2420535666.0500002" table:style-name="ce14">
            <text:p>2.420.535.666<text:s/></text:p>
          </table:table-cell>
          <table:table-cell office:value-type="float" office:value="7619681.3499999996" table:style-name="ce14">
            <text:p>7.619.681<text:s/></text:p>
          </table:table-cell>
          <table:table-cell office:value-type="float" office:value="7243837713.8099995" table:style-name="ce15">
            <text:p>7.243.837.7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39549.61" table:style-name="ce14">
            <text:p>239.550<text:s/></text:p>
          </table:table-cell>
          <table:table-cell office:value-type="float" office:value="1108928.53" table:style-name="ce14">
            <text:p>1.108.929<text:s/></text:p>
          </table:table-cell>
          <table:table-cell office:value-type="float" office:value="4699561.43" table:style-name="ce14">
            <text:p>4.699.561<text:s/></text:p>
          </table:table-cell>
          <table:table-cell office:value-type="float" office:value="68057.2" table:style-name="ce14">
            <text:p>68.057<text:s/></text:p>
          </table:table-cell>
          <table:table-cell office:value-type="float" office:value="12956027.119999999" table:style-name="ce14">
            <text:p>12.956.027<text:s/></text:p>
          </table:table-cell>
          <table:table-cell office:value-type="float" office:value="13955923.199999999" table:style-name="ce14">
            <text:p>13.955.923<text:s/></text:p>
          </table:table-cell>
          <table:table-cell office:value-type="float" office:value="431922921.80000001" table:style-name="ce14">
            <text:p>431.922.922<text:s/></text:p>
          </table:table-cell>
          <table:table-cell office:value-type="float" office:value="9978604.8599999994" table:style-name="ce14">
            <text:p>9.978.605<text:s/></text:p>
          </table:table-cell>
          <table:table-cell office:value-type="float" office:value="7141661.29" table:style-name="ce14">
            <text:p>7.141.661<text:s/></text:p>
          </table:table-cell>
          <table:table-cell office:value-type="float" office:value="1156032.3" table:style-name="ce14">
            <text:p>1.156.032<text:s/></text:p>
          </table:table-cell>
          <table:table-cell office:value-type="float" office:value="59991431.920000002" table:style-name="ce14">
            <text:p>59.991.432<text:s/></text:p>
          </table:table-cell>
          <table:table-cell office:value-type="float" office:value="4030160.29" table:style-name="ce14">
            <text:p>4.030.160<text:s/></text:p>
          </table:table-cell>
          <table:table-cell office:value-type="float" office:value="7948397.1500000004" table:style-name="ce14">
            <text:p>7.948.397<text:s/></text:p>
          </table:table-cell>
          <table:table-cell office:value-type="float" office:value="7406239.9299999997" table:style-name="ce14">
            <text:p>7.406.240<text:s/></text:p>
          </table:table-cell>
          <table:table-cell office:value-type="float" office:value="1339663.8400000001" table:style-name="ce14">
            <text:p>1.339.664<text:s/></text:p>
          </table:table-cell>
          <table:table-cell office:value-type="float" office:value="7282618.0700000003" table:style-name="ce14">
            <text:p>7.282.618<text:s/></text:p>
          </table:table-cell>
          <table:table-cell office:value-type="float" office:value="440858.63" table:style-name="ce14">
            <text:p>440.859<text:s/></text:p>
          </table:table-cell>
          <table:table-cell office:value-type="float" office:value="131728666.34" table:style-name="ce14">
            <text:p>131.728.666<text:s/></text:p>
          </table:table-cell>
          <table:table-cell office:value-type="float" office:value="423411195.39999998" table:style-name="ce14">
            <text:p>423.411.195<text:s/></text:p>
          </table:table-cell>
          <table:table-cell office:value-type="float" office:value="1490219.98" table:style-name="ce14">
            <text:p>1.490.220<text:s/></text:p>
          </table:table-cell>
          <table:table-cell office:value-type="float" office:value="1607960.89" table:style-name="ce14">
            <text:p>1.607.961<text:s/></text:p>
          </table:table-cell>
          <table:table-cell office:value-type="float" office:value="99670.91" table:style-name="ce14">
            <text:p>99.671<text:s/></text:p>
          </table:table-cell>
          <table:table-cell office:value-type="float" office:value="68575261.450000003" table:style-name="ce14">
            <text:p>68.575.261<text:s/></text:p>
          </table:table-cell>
          <table:table-cell office:value-type="float" office:value="26515071.239999998" table:style-name="ce14">
            <text:p>26.515.071<text:s/></text:p>
          </table:table-cell>
          <table:table-cell office:value-type="float" office:value="2155595.71" table:style-name="ce14">
            <text:p>2.155.596<text:s/></text:p>
          </table:table-cell>
          <table:table-cell office:value-type="float" office:value="1979204129.6800001" table:style-name="ce14">
            <text:p>1.979.204.130<text:s/></text:p>
          </table:table-cell>
          <table:table-cell office:value-type="float" office:value="1128346.06" table:style-name="ce14">
            <text:p>1.128.346<text:s/></text:p>
          </table:table-cell>
          <table:table-cell office:value-type="float" office:value="3207582754.8300004" table:style-name="ce15">
            <text:p>3.207.582.7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4095.360000000001" table:style-name="ce14">
            <text:p>24.095<text:s/></text:p>
          </table:table-cell>
          <table:table-cell office:value-type="float" office:value="59497.65" table:style-name="ce14">
            <text:p>59.498<text:s/></text:p>
          </table:table-cell>
          <table:table-cell office:value-type="float" office:value="11871393.710000001" table:style-name="ce14">
            <text:p>11.871.394<text:s/></text:p>
          </table:table-cell>
          <table:table-cell office:value-type="float" office:value="5496.11" table:style-name="ce14">
            <text:p>5.496<text:s/></text:p>
          </table:table-cell>
          <table:table-cell office:value-type="float" office:value="8750522.3499999996" table:style-name="ce14">
            <text:p>8.750.522<text:s/></text:p>
          </table:table-cell>
          <table:table-cell office:value-type="float" office:value="8646096.6400000006" table:style-name="ce14">
            <text:p>8.646.097<text:s/></text:p>
          </table:table-cell>
          <table:table-cell office:value-type="float" office:value="65238355.660000004" table:style-name="ce14">
            <text:p>65.238.356<text:s/></text:p>
          </table:table-cell>
          <table:table-cell office:value-type="float" office:value="8533895.1099999994" table:style-name="ce14">
            <text:p>8.533.895<text:s/></text:p>
          </table:table-cell>
          <table:table-cell office:value-type="float" office:value="5216578.82" table:style-name="ce14">
            <text:p>5.216.579<text:s/></text:p>
          </table:table-cell>
          <table:table-cell office:value-type="float" office:value="806577.74" table:style-name="ce14">
            <text:p>806.578<text:s/></text:p>
          </table:table-cell>
          <table:table-cell office:value-type="float" office:value="47994364.670000002" table:style-name="ce14">
            <text:p>47.994.365<text:s/></text:p>
          </table:table-cell>
          <table:table-cell office:value-type="float" office:value="1186593.79" table:style-name="ce14">
            <text:p>1.186.594<text:s/></text:p>
          </table:table-cell>
          <table:table-cell office:value-type="float" office:value="1632618.13" table:style-name="ce14">
            <text:p>1.632.618<text:s/></text:p>
          </table:table-cell>
          <table:table-cell office:value-type="float" office:value="2441585.08" table:style-name="ce14">
            <text:p>2.441.585<text:s/></text:p>
          </table:table-cell>
          <table:table-cell office:value-type="float" office:value="861898.05" table:style-name="ce14">
            <text:p>861.898<text:s/></text:p>
          </table:table-cell>
          <table:table-cell office:value-type="float" office:value="6594239.8700000001" table:style-name="ce14">
            <text:p>6.594.240<text:s/></text:p>
          </table:table-cell>
          <table:table-cell office:value-type="float" office:value="611550.23" table:style-name="ce14">
            <text:p>611.550<text:s/></text:p>
          </table:table-cell>
          <table:table-cell office:value-type="float" office:value="58732591.5" table:style-name="ce14">
            <text:p>58.732.592<text:s/></text:p>
          </table:table-cell>
          <table:table-cell office:value-type="float" office:value="454314120.91000003" table:style-name="ce14">
            <text:p>454.314.121<text:s/></text:p>
          </table:table-cell>
          <table:table-cell office:value-type="float" office:value="778891.74" table:style-name="ce14">
            <text:p>778.892<text:s/></text:p>
          </table:table-cell>
          <table:table-cell office:value-type="float" office:value="82423.820000000007" table:style-name="ce14">
            <text:p>82.424<text:s/></text:p>
          </table:table-cell>
          <table:table-cell office:value-type="float" office:value="2751.62" table:style-name="ce14">
            <text:p>2.752<text:s/></text:p>
          </table:table-cell>
          <table:table-cell office:value-type="float" office:value="16861155.559999999" table:style-name="ce14">
            <text:p>16.861.156<text:s/></text:p>
          </table:table-cell>
          <table:table-cell office:value-type="float" office:value="8459576.2699999996" table:style-name="ce14">
            <text:p>8.459.576<text:s/></text:p>
          </table:table-cell>
          <table:table-cell office:value-type="float" office:value="533575.80000000005" table:style-name="ce14">
            <text:p>533.576<text:s/></text:p>
          </table:table-cell>
          <table:table-cell office:value-type="float" office:value="883762126.32000005" table:style-name="ce14">
            <text:p>883.762.126<text:s/></text:p>
          </table:table-cell>
          <table:table-cell office:value-type="float" office:value="251038.37" table:style-name="ce14">
            <text:p>251.038<text:s/></text:p>
          </table:table-cell>
          <table:table-cell office:value-type="float" office:value="1594253610.8799999" table:style-name="ce15">
            <text:p>1.594.253.6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20682.94" table:style-name="ce14">
            <text:p>220.683<text:s/></text:p>
          </table:table-cell>
          <table:table-cell office:value-type="float" office:value="1675327.3299999998" table:style-name="ce14">
            <text:p>1.675.327<text:s/></text:p>
          </table:table-cell>
          <table:table-cell office:value-type="float" office:value="5955806.0700000003" table:style-name="ce14">
            <text:p>5.955.806<text:s/></text:p>
          </table:table-cell>
          <table:table-cell office:value-type="float" office:value="168371.5" table:style-name="ce14">
            <text:p>168.372<text:s/></text:p>
          </table:table-cell>
          <table:table-cell office:value-type="float" office:value="9737201.5700000003" table:style-name="ce14">
            <text:p>9.737.202<text:s/></text:p>
          </table:table-cell>
          <table:table-cell office:value-type="float" office:value="9063938.0999999996" table:style-name="ce14">
            <text:p>9.063.938<text:s/></text:p>
          </table:table-cell>
          <table:table-cell office:value-type="float" office:value="100613707.25999999" table:style-name="ce14">
            <text:p>100.613.707<text:s/></text:p>
          </table:table-cell>
          <table:table-cell office:value-type="float" office:value="6632638" table:style-name="ce14">
            <text:p>6.632.638<text:s/></text:p>
          </table:table-cell>
          <table:table-cell office:value-type="float" office:value="5595424.7599999998" table:style-name="ce14">
            <text:p>5.595.425<text:s/></text:p>
          </table:table-cell>
          <table:table-cell office:value-type="float" office:value="1867876.62" table:style-name="ce14">
            <text:p>1.867.877<text:s/></text:p>
          </table:table-cell>
          <table:table-cell office:value-type="float" office:value="31294674.960000001" table:style-name="ce14">
            <text:p>31.294.675<text:s/></text:p>
          </table:table-cell>
          <table:table-cell office:value-type="float" office:value="1853382.6199999999" table:style-name="ce14">
            <text:p>1.853.383<text:s/></text:p>
          </table:table-cell>
          <table:table-cell office:value-type="float" office:value="3411568.24" table:style-name="ce14">
            <text:p>3.411.568<text:s/></text:p>
          </table:table-cell>
          <table:table-cell office:value-type="float" office:value="3156858.92" table:style-name="ce14">
            <text:p>3.156.859<text:s/></text:p>
          </table:table-cell>
          <table:table-cell office:value-type="float" office:value="1700634.99" table:style-name="ce14">
            <text:p>1.700.635<text:s/></text:p>
          </table:table-cell>
          <table:table-cell office:value-type="float" office:value="6671776.8100000005" table:style-name="ce14">
            <text:p>6.671.777<text:s/></text:p>
          </table:table-cell>
          <table:table-cell office:value-type="float" office:value="2530105.0299999998" table:style-name="ce14">
            <text:p>2.530.105<text:s/></text:p>
          </table:table-cell>
          <table:table-cell office:value-type="float" office:value="22755953.719999999" table:style-name="ce14">
            <text:p>22.755.954<text:s/></text:p>
          </table:table-cell>
          <table:table-cell office:value-type="float" office:value="83337045.090000004" table:style-name="ce14">
            <text:p>83.337.045<text:s/></text:p>
          </table:table-cell>
          <table:table-cell office:value-type="float" office:value="1597848.11" table:style-name="ce14">
            <text:p>1.597.848<text:s/></text:p>
          </table:table-cell>
          <table:table-cell office:value-type="float" office:value="554167.72" table:style-name="ce14">
            <text:p>554.168<text:s/></text:p>
          </table:table-cell>
          <table:table-cell office:value-type="float" office:value="109879.41" table:style-name="ce14">
            <text:p>109.879<text:s/></text:p>
          </table:table-cell>
          <table:table-cell office:value-type="float" office:value="35932892.82" table:style-name="ce14">
            <text:p>35.932.893<text:s/></text:p>
          </table:table-cell>
          <table:table-cell office:value-type="float" office:value="13195312.84" table:style-name="ce14">
            <text:p>13.195.313<text:s/></text:p>
          </table:table-cell>
          <table:table-cell office:value-type="float" office:value="2088989.56" table:style-name="ce14">
            <text:p>2.088.990<text:s/></text:p>
          </table:table-cell>
          <table:table-cell office:value-type="float" office:value="347962082.46999997" table:style-name="ce14">
            <text:p>347.962.082<text:s/></text:p>
          </table:table-cell>
          <table:table-cell office:value-type="float" office:value="623339.24" table:style-name="ce14">
            <text:p>623.339<text:s/></text:p>
          </table:table-cell>
          <table:table-cell office:value-type="float" office:value="700307486.70000005" table:style-name="ce15">
            <text:p>700.307.4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108839.96" table:style-name="ce14">
            <text:p>108.840<text:s/></text:p>
          </table:table-cell>
          <table:table-cell office:value-type="float" office:value="230947.41" table:style-name="ce14">
            <text:p>230.947<text:s/></text:p>
          </table:table-cell>
          <table:table-cell office:value-type="float" office:value="3118294.67" table:style-name="ce14">
            <text:p>3.118.295<text:s/></text:p>
          </table:table-cell>
          <table:table-cell office:value-type="float" office:value="57278.65" table:style-name="ce14">
            <text:p>57.279<text:s/></text:p>
          </table:table-cell>
          <table:table-cell office:value-type="float" office:value="2274588.52" table:style-name="ce14">
            <text:p>2.274.589<text:s/></text:p>
          </table:table-cell>
          <table:table-cell office:value-type="float" office:value="5012688.21" table:style-name="ce14">
            <text:p>5.012.688<text:s/></text:p>
          </table:table-cell>
          <table:table-cell office:value-type="float" office:value="519735226.97000003" table:style-name="ce14">
            <text:p>519.735.227<text:s/></text:p>
          </table:table-cell>
          <table:table-cell office:value-type="float" office:value="9563601.25" table:style-name="ce14">
            <text:p>9.563.601<text:s/></text:p>
          </table:table-cell>
          <table:table-cell office:value-type="float" office:value="2920816.4" table:style-name="ce14">
            <text:p>2.920.816<text:s/></text:p>
          </table:table-cell>
          <table:table-cell office:value-type="float" office:value="1431338.95" table:style-name="ce14">
            <text:p>1.431.339<text:s/></text:p>
          </table:table-cell>
          <table:table-cell office:value-type="float" office:value="62528740.030000001" table:style-name="ce14">
            <text:p>62.528.740<text:s/></text:p>
          </table:table-cell>
          <table:table-cell office:value-type="float" office:value="1264906.6200000001" table:style-name="ce14">
            <text:p>1.264.907<text:s/></text:p>
          </table:table-cell>
          <table:table-cell office:value-type="float" office:value="4390402.17" table:style-name="ce14">
            <text:p>4.390.402<text:s/></text:p>
          </table:table-cell>
          <table:table-cell office:value-type="float" office:value="11056176.060000001" table:style-name="ce14">
            <text:p>11.056.176<text:s/></text:p>
          </table:table-cell>
          <table:table-cell office:value-type="float" office:value="706032.57" table:style-name="ce14">
            <text:p>706.033<text:s/></text:p>
          </table:table-cell>
          <table:table-cell office:value-type="float" office:value="8551950.9600000009" table:style-name="ce14">
            <text:p>8.551.951<text:s/></text:p>
          </table:table-cell>
          <table:table-cell office:value-type="float" office:value="120648.14" table:style-name="ce14">
            <text:p>120.648<text:s/></text:p>
          </table:table-cell>
          <table:table-cell office:value-type="float" office:value="109099665.94" table:style-name="ce14">
            <text:p>109.099.666<text:s/></text:p>
          </table:table-cell>
          <table:table-cell office:value-type="float" office:value="133128500.02" table:style-name="ce14">
            <text:p>133.128.500<text:s/></text:p>
          </table:table-cell>
          <table:table-cell office:value-type="float" office:value="677454.17" table:style-name="ce14">
            <text:p>677.454<text:s/></text:p>
          </table:table-cell>
          <table:table-cell office:value-type="float" office:value="1696075.21" table:style-name="ce14">
            <text:p>1.696.075<text:s/></text:p>
          </table:table-cell>
          <table:table-cell office:value-type="float" office:value="8994.93" table:style-name="ce14">
            <text:p>8.995<text:s/></text:p>
          </table:table-cell>
          <table:table-cell office:value-type="float" office:value="48268687.18" table:style-name="ce14">
            <text:p>48.268.687<text:s/></text:p>
          </table:table-cell>
          <table:table-cell office:value-type="float" office:value="9170873.9299999997" table:style-name="ce14">
            <text:p>9.170.874<text:s/></text:p>
          </table:table-cell>
          <table:table-cell office:value-type="float" office:value="3353457.47" table:style-name="ce14">
            <text:p>3.353.457<text:s/></text:p>
          </table:table-cell>
          <table:table-cell office:value-type="float" office:value="1712534623.73" table:style-name="ce14">
            <text:p>1.712.534.624<text:s/></text:p>
          </table:table-cell>
          <table:table-cell office:value-type="float" office:value="90868.08" table:style-name="ce14">
            <text:p>90.868<text:s/></text:p>
          </table:table-cell>
          <table:table-cell office:value-type="float" office:value="2651101678.1999998" table:style-name="ce15">
            <text:p>2.651.101.6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3323.65" table:style-name="ce14">
            <text:p>33.324<text:s/></text:p>
          </table:table-cell>
          <table:table-cell office:value-type="float" office:value="98307.37" table:style-name="ce14">
            <text:p>98.307<text:s/></text:p>
          </table:table-cell>
          <table:table-cell office:value-type="float" office:value="124652.61" table:style-name="ce14">
            <text:p>124.653<text:s/></text:p>
          </table:table-cell>
          <table:table-cell office:value-type="float" office:value="21463.78" table:style-name="ce14">
            <text:p>21.464<text:s/></text:p>
          </table:table-cell>
          <table:table-cell office:value-type="float" office:value="1036474.57" table:style-name="ce14">
            <text:p>1.036.475<text:s/></text:p>
          </table:table-cell>
          <table:table-cell office:value-type="float" office:value="178013.77" table:style-name="ce14">
            <text:p>178.014<text:s/></text:p>
          </table:table-cell>
          <table:table-cell office:value-type="float" office:value="47690.67" table:style-name="ce14">
            <text:p>47.691<text:s/></text:p>
          </table:table-cell>
          <table:table-cell office:value-type="float" office:value="207415.96" table:style-name="ce14">
            <text:p>207.416<text:s/></text:p>
          </table:table-cell>
          <table:table-cell office:value-type="float" office:value="1327317.07" table:style-name="ce14">
            <text:p>1.327.317<text:s/></text:p>
          </table:table-cell>
          <table:table-cell office:value-type="float" office:value="142417.07999999999" table:style-name="ce14">
            <text:p>142.417<text:s/></text:p>
          </table:table-cell>
          <table:table-cell office:value-type="float" office:value="2022909.98" table:style-name="ce14">
            <text:p>2.022.910<text:s/></text:p>
          </table:table-cell>
          <table:table-cell office:value-type="float" office:value="2526721.1800000002" table:style-name="ce14">
            <text:p>2.526.721<text:s/></text:p>
          </table:table-cell>
          <table:table-cell office:value-type="float" office:value="3603634.92" table:style-name="ce14">
            <text:p>3.603.635<text:s/></text:p>
          </table:table-cell>
          <table:table-cell office:value-type="float" office:value="497441.04" table:style-name="ce14">
            <text:p>497.441<text:s/></text:p>
          </table:table-cell>
          <table:table-cell office:value-type="float" office:value="99572.36" table:style-name="ce14">
            <text:p>99.572<text:s/></text:p>
          </table:table-cell>
          <table:table-cell office:value-type="float" office:value="246105.56" table:style-name="ce14">
            <text:p>246.106<text:s/></text:p>
          </table:table-cell>
          <table:table-cell office:value-type="float" office:value="480964.2" table:style-name="ce14">
            <text:p>480.964<text:s/></text:p>
          </table:table-cell>
          <table:table-cell office:value-type="float" office:value="2253962.33" table:style-name="ce14">
            <text:p>2.253.962<text:s/></text:p>
          </table:table-cell>
          <table:table-cell office:value-type="float" office:value="528207.19999999995" table:style-name="ce14">
            <text:p>528.207<text:s/></text:p>
          </table:table-cell>
          <table:table-cell office:value-type="float" office:value="81077.16" table:style-name="ce14">
            <text:p>81.077<text:s/></text:p>
          </table:table-cell>
          <table:table-cell office:value-type="float" office:value="104620.17" table:style-name="ce14">
            <text:p>104.620<text:s/></text:p>
          </table:table-cell>
          <table:table-cell office:value-type="float" office:value="33420.83" table:style-name="ce14">
            <text:p>33.421<text:s/></text:p>
          </table:table-cell>
          <table:table-cell office:value-type="float" office:value="1300789.96" table:style-name="ce14">
            <text:p>1.300.790<text:s/></text:p>
          </table:table-cell>
          <table:table-cell office:value-type="float" office:value="420952.58" table:style-name="ce14">
            <text:p>420.953<text:s/></text:p>
          </table:table-cell>
          <table:table-cell office:value-type="float" office:value="52835.9" table:style-name="ce14">
            <text:p>52.836<text:s/></text:p>
          </table:table-cell>
          <table:table-cell office:value-type="float" office:value="3557694.51" table:style-name="ce14">
            <text:p>3.557.695<text:s/></text:p>
          </table:table-cell>
          <table:table-cell office:value-type="float" office:value="270678.25" table:style-name="ce14">
            <text:p>270.678<text:s/></text:p>
          </table:table-cell>
          <table:table-cell office:value-type="float" office:value="21298664.659999996" table:style-name="ce15">
            <text:p>21.298.6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083567.720000001" table:style-name="ce14">
            <text:p>10.083.568<text:s/></text:p>
          </table:table-cell>
          <table:table-cell office:value-type="float" office:value="40625487.020000003" table:style-name="ce14">
            <text:p>40.625.487<text:s/></text:p>
          </table:table-cell>
          <table:table-cell office:value-type="float" office:value="235896200.22999999" table:style-name="ce14">
            <text:p>235.896.200<text:s/></text:p>
          </table:table-cell>
          <table:table-cell office:value-type="float" office:value="8132644.1200000001" table:style-name="ce14">
            <text:p>8.132.644<text:s/></text:p>
          </table:table-cell>
          <table:table-cell office:value-type="float" office:value="344129286.13" table:style-name="ce14">
            <text:p>344.129.286<text:s/></text:p>
          </table:table-cell>
          <table:table-cell office:value-type="float" office:value="240615764.97999999" table:style-name="ce14">
            <text:p>240.615.765<text:s/></text:p>
          </table:table-cell>
          <table:table-cell office:value-type="float" office:value="662778797.02999997" table:style-name="ce14">
            <text:p>662.778.797<text:s/></text:p>
          </table:table-cell>
          <table:table-cell office:value-type="float" office:value="275797009.74000001" table:style-name="ce14">
            <text:p>275.797.010<text:s/></text:p>
          </table:table-cell>
          <table:table-cell office:value-type="float" office:value="224146719.81" table:style-name="ce14">
            <text:p>224.146.720<text:s/></text:p>
          </table:table-cell>
          <table:table-cell office:value-type="float" office:value="150371754.25999999" table:style-name="ce14">
            <text:p>150.371.754<text:s/></text:p>
          </table:table-cell>
          <table:table-cell office:value-type="float" office:value="780991094.63999999" table:style-name="ce14">
            <text:p>780.991.095<text:s/></text:p>
          </table:table-cell>
          <table:table-cell office:value-type="float" office:value="69236495.5" table:style-name="ce14">
            <text:p>69.236.496<text:s/></text:p>
          </table:table-cell>
          <table:table-cell office:value-type="float" office:value="88795589.810000002" table:style-name="ce14">
            <text:p>88.795.590<text:s/></text:p>
          </table:table-cell>
          <table:table-cell office:value-type="float" office:value="107805915.89" table:style-name="ce14">
            <text:p>107.805.916<text:s/></text:p>
          </table:table-cell>
          <table:table-cell office:value-type="float" office:value="61332395.299999997" table:style-name="ce14">
            <text:p>61.332.395<text:s/></text:p>
          </table:table-cell>
          <table:table-cell office:value-type="float" office:value="338727801.97000003" table:style-name="ce14">
            <text:p>338.727.802<text:s/></text:p>
          </table:table-cell>
          <table:table-cell office:value-type="float" office:value="33131508.32" table:style-name="ce14">
            <text:p>33.131.508<text:s/></text:p>
          </table:table-cell>
          <table:table-cell office:value-type="float" office:value="846709013.51999998" table:style-name="ce14">
            <text:p>846.709.014<text:s/></text:p>
          </table:table-cell>
          <table:table-cell office:value-type="float" office:value="3290098203.6999998" table:style-name="ce14">
            <text:p>3.290.098.204<text:s/></text:p>
          </table:table-cell>
          <table:table-cell office:value-type="float" office:value="65119122.75" table:style-name="ce14">
            <text:p>65.119.123<text:s/></text:p>
          </table:table-cell>
          <table:table-cell office:value-type="float" office:value="27632061.789999999" table:style-name="ce14">
            <text:p>27.632.062<text:s/></text:p>
          </table:table-cell>
          <table:table-cell office:value-type="float" office:value="7413145.8499999996" table:style-name="ce14">
            <text:p>7.413.146<text:s/></text:p>
          </table:table-cell>
          <table:table-cell office:value-type="float" office:value="788758620.22000003" table:style-name="ce14">
            <text:p>788.758.620<text:s/></text:p>
          </table:table-cell>
          <table:table-cell office:value-type="float" office:value="722974791.75999999" table:style-name="ce14">
            <text:p>722.974.792<text:s/></text:p>
          </table:table-cell>
          <table:table-cell office:value-type="float" office:value="45371523.549999997" table:style-name="ce14">
            <text:p>45.371.524<text:s/></text:p>
          </table:table-cell>
          <table:table-cell office:value-type="float" office:value="6311120629.0900002" table:style-name="ce14">
            <text:p>6.311.120.629<text:s/></text:p>
          </table:table-cell>
          <table:table-cell office:value-type="float" office:value="22138181.34" table:style-name="ce14">
            <text:p>22.138.181<text:s/></text:p>
          </table:table-cell>
          <table:table-cell office:value-type="float" office:value="15799933326.039999" table:style-name="ce15">
            <text:p>15.799.933.3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35.8" table:style-name="ce14">
            <text:p>236<text:s/></text:p>
          </table:table-cell>
          <table:table-cell office:value-type="float" office:value="88068.91" table:style-name="ce14">
            <text:p>88.069<text:s/></text:p>
          </table:table-cell>
          <table:table-cell office:value-type="float" office:value="247468.29" table:style-name="ce14">
            <text:p>247.468<text:s/></text:p>
          </table:table-cell>
          <table:table-cell office:value-type="float" office:value="24450.41" table:style-name="ce14">
            <text:p>24.450<text:s/></text:p>
          </table:table-cell>
          <table:table-cell office:value-type="float" office:value="1898502.77" table:style-name="ce14">
            <text:p>1.898.503<text:s/></text:p>
          </table:table-cell>
          <table:table-cell office:value-type="float" office:value="18359174.219999999" table:style-name="ce14">
            <text:p>18.359.174<text:s/></text:p>
          </table:table-cell>
          <table:table-cell office:value-type="float" office:value="238554186.40000001" table:style-name="ce14">
            <text:p>238.554.186<text:s/></text:p>
          </table:table-cell>
          <table:table-cell office:value-type="float" office:value="6019229.6399999997" table:style-name="ce14">
            <text:p>6.019.230<text:s/></text:p>
          </table:table-cell>
          <table:table-cell office:value-type="float" office:value="575820.59" table:style-name="ce14">
            <text:p>575.821<text:s/></text:p>
          </table:table-cell>
          <table:table-cell office:value-type="float" office:value="37219.15" table:style-name="ce14">
            <text:p>37.219<text:s/></text:p>
          </table:table-cell>
          <table:table-cell office:value-type="float" office:value="22394267.34" table:style-name="ce14">
            <text:p>22.394.267<text:s/></text:p>
          </table:table-cell>
          <table:table-cell office:value-type="float" office:value="14724.17" table:style-name="ce14">
            <text:p>14.724<text:s/></text:p>
          </table:table-cell>
          <table:table-cell office:value-type="float" office:value="87858.45" table:style-name="ce14">
            <text:p>87.858<text:s/></text:p>
          </table:table-cell>
          <table:table-cell office:value-type="float" office:value="10742640.77" table:style-name="ce14">
            <text:p>10.742.641<text:s/></text:p>
          </table:table-cell>
          <table:table-cell office:value-type="float" office:value="36518.839999999997" table:style-name="ce14">
            <text:p>36.519<text:s/></text:p>
          </table:table-cell>
          <table:table-cell office:value-type="float" office:value="8542077.4499999993" table:style-name="ce14">
            <text:p>8.542.077<text:s/></text:p>
          </table:table-cell>
          <table:table-cell office:value-type="float" office:value="41911.339999999997" table:style-name="ce14">
            <text:p>41.911<text:s/></text:p>
          </table:table-cell>
          <table:table-cell office:value-type="float" office:value="60440893.060000002" table:style-name="ce14">
            <text:p>60.440.893<text:s/></text:p>
          </table:table-cell>
          <table:table-cell office:value-type="float" office:value="142809318.72" table:style-name="ce14">
            <text:p>142.809.319<text:s/></text:p>
          </table:table-cell>
          <table:table-cell office:value-type="float" office:value="119511.17" table:style-name="ce14">
            <text:p>119.511<text:s/></text:p>
          </table:table-cell>
          <table:table-cell office:value-type="float" office:value="28922.37" table:style-name="ce14">
            <text:p>28.922<text:s/></text:p>
          </table:table-cell>
          <table:table-cell office:value-type="float" office:value="5489.6" table:style-name="ce14">
            <text:p>5.490<text:s/></text:p>
          </table:table-cell>
          <table:table-cell office:value-type="float" office:value="34317222.700000003" table:style-name="ce14">
            <text:p>34.317.223<text:s/></text:p>
          </table:table-cell>
          <table:table-cell office:value-type="float" office:value="1267000.95" table:style-name="ce14">
            <text:p>1.267.001<text:s/></text:p>
          </table:table-cell>
          <table:table-cell office:value-type="float" office:value="1490835.37" table:style-name="ce14">
            <text:p>1.490.835<text:s/></text:p>
          </table:table-cell>
          <table:table-cell office:value-type="float" office:value="501896434.22000003" table:style-name="ce14">
            <text:p>501.896.434<text:s/></text:p>
          </table:table-cell>
          <table:table-cell office:value-type="float" office:value="17830.75" table:style-name="ce14">
            <text:p>17.831<text:s/></text:p>
          </table:table-cell>
          <table:table-cell office:value-type="float" office:value="1050057813.45" table:style-name="ce15">
            <text:p>1.050.057.8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083331.92" table:style-name="ce14">
            <text:p>10.083.332<text:s/></text:p>
          </table:table-cell>
          <table:table-cell office:value-type="float" office:value="40537418.109999999" table:style-name="ce14">
            <text:p>40.537.418<text:s/></text:p>
          </table:table-cell>
          <table:table-cell office:value-type="float" office:value="235648731.94000003" table:style-name="ce14">
            <text:p>235.648.732<text:s/></text:p>
          </table:table-cell>
          <table:table-cell office:value-type="float" office:value="8108193.7100000009" table:style-name="ce14">
            <text:p>8.108.194<text:s/></text:p>
          </table:table-cell>
          <table:table-cell office:value-type="float" office:value="342230783.36000001" table:style-name="ce14">
            <text:p>342.230.783<text:s/></text:p>
          </table:table-cell>
          <table:table-cell office:value-type="float" office:value="222256590.75999999" table:style-name="ce14">
            <text:p>222.256.591<text:s/></text:p>
          </table:table-cell>
          <table:table-cell office:value-type="float" office:value="424224610.63000005" table:style-name="ce14">
            <text:p>424.224.611<text:s/></text:p>
          </table:table-cell>
          <table:table-cell office:value-type="float" office:value="269777780.10000002" table:style-name="ce14">
            <text:p>269.777.780<text:s/></text:p>
          </table:table-cell>
          <table:table-cell office:value-type="float" office:value="223570899.21999997" table:style-name="ce14">
            <text:p>223.570.899<text:s/></text:p>
          </table:table-cell>
          <table:table-cell office:value-type="float" office:value="150334535.11000001" table:style-name="ce14">
            <text:p>150.334.535<text:s/></text:p>
          </table:table-cell>
          <table:table-cell office:value-type="float" office:value="758596827.29999995" table:style-name="ce14">
            <text:p>758.596.827<text:s/></text:p>
          </table:table-cell>
          <table:table-cell office:value-type="float" office:value="69221771.329999998" table:style-name="ce14">
            <text:p>69.221.771<text:s/></text:p>
          </table:table-cell>
          <table:table-cell office:value-type="float" office:value="88707731.359999999" table:style-name="ce14">
            <text:p>88.707.731<text:s/></text:p>
          </table:table-cell>
          <table:table-cell office:value-type="float" office:value="97063275.120000005" table:style-name="ce14">
            <text:p>97.063.275<text:s/></text:p>
          </table:table-cell>
          <table:table-cell office:value-type="float" office:value="61295876.459999993" table:style-name="ce14">
            <text:p>61.295.876<text:s/></text:p>
          </table:table-cell>
          <table:table-cell office:value-type="float" office:value="330185724.52000004" table:style-name="ce14">
            <text:p>330.185.725<text:s/></text:p>
          </table:table-cell>
          <table:table-cell office:value-type="float" office:value="33089596.979999997" table:style-name="ce14">
            <text:p>33.089.597<text:s/></text:p>
          </table:table-cell>
          <table:table-cell office:value-type="float" office:value="786268120.46000004" table:style-name="ce14">
            <text:p>786.268.120<text:s/></text:p>
          </table:table-cell>
          <table:table-cell office:value-type="float" office:value="3147288884.98" table:style-name="ce14">
            <text:p>3.147.288.885<text:s/></text:p>
          </table:table-cell>
          <table:table-cell office:value-type="float" office:value="64999611.580000006" table:style-name="ce14">
            <text:p>64.999.612<text:s/></text:p>
          </table:table-cell>
          <table:table-cell office:value-type="float" office:value="27603139.420000002" table:style-name="ce14">
            <text:p>27.603.139<text:s/></text:p>
          </table:table-cell>
          <table:table-cell office:value-type="float" office:value="7407656.25" table:style-name="ce14">
            <text:p>7.407.656<text:s/></text:p>
          </table:table-cell>
          <table:table-cell office:value-type="float" office:value="754441397.5200001" table:style-name="ce14">
            <text:p>754.441.398<text:s/></text:p>
          </table:table-cell>
          <table:table-cell office:value-type="float" office:value="721707790.81000006" table:style-name="ce14">
            <text:p>721.707.791<text:s/></text:p>
          </table:table-cell>
          <table:table-cell office:value-type="float" office:value="43880688.18" table:style-name="ce14">
            <text:p>43.880.688<text:s/></text:p>
          </table:table-cell>
          <table:table-cell office:value-type="float" office:value="5809224194.8699999" table:style-name="ce14">
            <text:p>5.809.224.195<text:s/></text:p>
          </table:table-cell>
          <table:table-cell office:value-type="float" office:value="22120350.590000004" table:style-name="ce14">
            <text:p>22.120.351<text:s/></text:p>
          </table:table-cell>
          <table:table-cell office:value-type="float" office:value="14749875512.59" table:style-name="ce15">
            <text:p>14.749.875.5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095607.66" table:style-name="ce14">
            <text:p>3.095.608<text:s/></text:p>
          </table:table-cell>
          <table:table-cell office:value-type="float" office:value="15875972.98" table:style-name="ce14">
            <text:p>15.875.973<text:s/></text:p>
          </table:table-cell>
          <table:table-cell office:value-type="float" office:value="64015408.32" table:style-name="ce14">
            <text:p>64.015.408<text:s/></text:p>
          </table:table-cell>
          <table:table-cell office:value-type="float" office:value="3266240.65" table:style-name="ce14">
            <text:p>3.266.241<text:s/></text:p>
          </table:table-cell>
          <table:table-cell office:value-type="float" office:value="109014591.08" table:style-name="ce14">
            <text:p>109.014.591<text:s/></text:p>
          </table:table-cell>
          <table:table-cell office:value-type="float" office:value="72663570.310000002" table:style-name="ce14">
            <text:p>72.663.570<text:s/></text:p>
          </table:table-cell>
          <table:table-cell office:value-type="float" office:value="307844444.63" table:style-name="ce14">
            <text:p>307.844.445<text:s/></text:p>
          </table:table-cell>
          <table:table-cell office:value-type="float" office:value="77695964.689999998" table:style-name="ce14">
            <text:p>77.695.965<text:s/></text:p>
          </table:table-cell>
          <table:table-cell office:value-type="float" office:value="67936011.560000002" table:style-name="ce14">
            <text:p>67.936.012<text:s/></text:p>
          </table:table-cell>
          <table:table-cell office:value-type="float" office:value="46078428.5" table:style-name="ce14">
            <text:p>46.078.429<text:s/></text:p>
          </table:table-cell>
          <table:table-cell office:value-type="float" office:value="264767009.12" table:style-name="ce14">
            <text:p>264.767.009<text:s/></text:p>
          </table:table-cell>
          <table:table-cell office:value-type="float" office:value="26430350.530000001" table:style-name="ce14">
            <text:p>26.430.351<text:s/></text:p>
          </table:table-cell>
          <table:table-cell office:value-type="float" office:value="35891647.060000002" table:style-name="ce14">
            <text:p>35.891.647<text:s/></text:p>
          </table:table-cell>
          <table:table-cell office:value-type="float" office:value="43093190.399999999" table:style-name="ce14">
            <text:p>43.093.190<text:s/></text:p>
          </table:table-cell>
          <table:table-cell office:value-type="float" office:value="21411711.77" table:style-name="ce14">
            <text:p>21.411.712<text:s/></text:p>
          </table:table-cell>
          <table:table-cell office:value-type="float" office:value="99791631.510000005" table:style-name="ce14">
            <text:p>99.791.632<text:s/></text:p>
          </table:table-cell>
          <table:table-cell office:value-type="float" office:value="14517940.67" table:style-name="ce14">
            <text:p>14.517.941<text:s/></text:p>
          </table:table-cell>
          <table:table-cell office:value-type="float" office:value="240865687.06999999" table:style-name="ce14">
            <text:p>240.865.687<text:s/></text:p>
          </table:table-cell>
          <table:table-cell office:value-type="float" office:value="802442598.88" table:style-name="ce14">
            <text:p>802.442.599<text:s/></text:p>
          </table:table-cell>
          <table:table-cell office:value-type="float" office:value="31065724.699999999" table:style-name="ce14">
            <text:p>31.065.725<text:s/></text:p>
          </table:table-cell>
          <table:table-cell office:value-type="float" office:value="12015452.4" table:style-name="ce14">
            <text:p>12.015.452<text:s/></text:p>
          </table:table-cell>
          <table:table-cell office:value-type="float" office:value="3422263.8" table:style-name="ce14">
            <text:p>3.422.264<text:s/></text:p>
          </table:table-cell>
          <table:table-cell office:value-type="float" office:value="236062860.84999999" table:style-name="ce14">
            <text:p>236.062.861<text:s/></text:p>
          </table:table-cell>
          <table:table-cell office:value-type="float" office:value="187231046.58000001" table:style-name="ce14">
            <text:p>187.231.047<text:s/></text:p>
          </table:table-cell>
          <table:table-cell office:value-type="float" office:value="14860762.6" table:style-name="ce14">
            <text:p>14.860.763<text:s/></text:p>
          </table:table-cell>
          <table:table-cell office:value-type="float" office:value="1582959939.76" table:style-name="ce14">
            <text:p>1.582.959.940<text:s/></text:p>
          </table:table-cell>
          <table:table-cell office:value-type="float" office:value="9734708.4100000001" table:style-name="ce14">
            <text:p>9.734.708<text:s/></text:p>
          </table:table-cell>
          <table:table-cell office:value-type="float" office:value="4394050766.4899998" table:style-name="ce15">
            <text:p>4.394.050.7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8.299999999999997" table:style-name="ce14">
            <text:p>38<text:s/></text:p>
          </table:table-cell>
          <table:table-cell office:value-type="float" office:value="12952.36" table:style-name="ce14">
            <text:p>12.952<text:s/></text:p>
          </table:table-cell>
          <table:table-cell office:value-type="float" office:value="40363.120000000003" table:style-name="ce14">
            <text:p>40.363<text:s/></text:p>
          </table:table-cell>
          <table:table-cell office:value-type="float" office:value="3949.11" table:style-name="ce14">
            <text:p>3.949<text:s/></text:p>
          </table:table-cell>
          <table:table-cell office:value-type="float" office:value="283573.34000000003" table:style-name="ce14">
            <text:p>283.573<text:s/></text:p>
          </table:table-cell>
          <table:table-cell office:value-type="float" office:value="2985034.98" table:style-name="ce14">
            <text:p>2.985.035<text:s/></text:p>
          </table:table-cell>
          <table:table-cell office:value-type="float" office:value="39931977.579999998" table:style-name="ce14">
            <text:p>39.931.978<text:s/></text:p>
          </table:table-cell>
          <table:table-cell office:value-type="float" office:value="1007843.59" table:style-name="ce14">
            <text:p>1.007.844<text:s/></text:p>
          </table:table-cell>
          <table:table-cell office:value-type="float" office:value="92903.31" table:style-name="ce14">
            <text:p>92.903<text:s/></text:p>
          </table:table-cell>
          <table:table-cell office:value-type="float" office:value="5963.79" table:style-name="ce14">
            <text:p>5.964<text:s/></text:p>
          </table:table-cell>
          <table:table-cell office:value-type="float" office:value="3550049" table:style-name="ce14">
            <text:p>3.550.049<text:s/></text:p>
          </table:table-cell>
          <table:table-cell office:value-type="float" office:value="2481.75" table:style-name="ce14">
            <text:p>2.482<text:s/></text:p>
          </table:table-cell>
          <table:table-cell office:value-type="float" office:value="17391.88" table:style-name="ce14">
            <text:p>17.392<text:s/></text:p>
          </table:table-cell>
          <table:table-cell office:value-type="float" office:value="1733264.27" table:style-name="ce14">
            <text:p>1.733.264<text:s/></text:p>
          </table:table-cell>
          <table:table-cell office:value-type="float" office:value="6092.99" table:style-name="ce14">
            <text:p>6.093<text:s/></text:p>
          </table:table-cell>
          <table:table-cell office:value-type="float" office:value="1390541.75" table:style-name="ce14">
            <text:p>1.390.542<text:s/></text:p>
          </table:table-cell>
          <table:table-cell office:value-type="float" office:value="6800.31" table:style-name="ce14">
            <text:p>6.800<text:s/></text:p>
          </table:table-cell>
          <table:table-cell office:value-type="float" office:value="9800690.4000000004" table:style-name="ce14">
            <text:p>9.800.690<text:s/></text:p>
          </table:table-cell>
          <table:table-cell office:value-type="float" office:value="23099942.809999999" table:style-name="ce14">
            <text:p>23.099.943<text:s/></text:p>
          </table:table-cell>
          <table:table-cell office:value-type="float" office:value="19296.580000000002" table:style-name="ce14">
            <text:p>19.297<text:s/></text:p>
          </table:table-cell>
          <table:table-cell office:value-type="float" office:value="5324" table:style-name="ce14">
            <text:p>5.324<text:s/></text:p>
          </table:table-cell>
          <table:table-cell office:value-type="float" office:value="826.4" table:style-name="ce14">
            <text:p>826<text:s/></text:p>
          </table:table-cell>
          <table:table-cell office:value-type="float" office:value="5815728.2599999998" table:style-name="ce14">
            <text:p>5.815.728<text:s/></text:p>
          </table:table-cell>
          <table:table-cell office:value-type="float" office:value="206608.61" table:style-name="ce14">
            <text:p>206.609<text:s/></text:p>
          </table:table-cell>
          <table:table-cell office:value-type="float" office:value="60390" table:style-name="ce14">
            <text:p>60.390<text:s/></text:p>
          </table:table-cell>
          <table:table-cell office:value-type="float" office:value="82412641.900000006" table:style-name="ce14">
            <text:p>82.412.642<text:s/></text:p>
          </table:table-cell>
          <table:table-cell office:value-type="float" office:value="2826.91" table:style-name="ce14">
            <text:p>2.827<text:s/></text:p>
          </table:table-cell>
          <table:table-cell office:value-type="float" office:value="172495497.30000004" table:style-name="ce15">
            <text:p>172.495.4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095569.36" table:style-name="ce14">
            <text:p>3.095.569<text:s/></text:p>
          </table:table-cell>
          <table:table-cell office:value-type="float" office:value="15863020.619999997" table:style-name="ce14">
            <text:p>15.863.021<text:s/></text:p>
          </table:table-cell>
          <table:table-cell office:value-type="float" office:value="63975045.200000003" table:style-name="ce14">
            <text:p>63.975.045<text:s/></text:p>
          </table:table-cell>
          <table:table-cell office:value-type="float" office:value="3262291.54" table:style-name="ce14">
            <text:p>3.262.292<text:s/></text:p>
          </table:table-cell>
          <table:table-cell office:value-type="float" office:value="108731017.73999999" table:style-name="ce14">
            <text:p>108.731.018<text:s/></text:p>
          </table:table-cell>
          <table:table-cell office:value-type="float" office:value="69678535.329999998" table:style-name="ce14">
            <text:p>69.678.535<text:s/></text:p>
          </table:table-cell>
          <table:table-cell office:value-type="float" office:value="267912467.04999998" table:style-name="ce14">
            <text:p>267.912.467<text:s/></text:p>
          </table:table-cell>
          <table:table-cell office:value-type="float" office:value="76688121.099999994" table:style-name="ce14">
            <text:p>76.688.121<text:s/></text:p>
          </table:table-cell>
          <table:table-cell office:value-type="float" office:value="67843108.25" table:style-name="ce14">
            <text:p>67.843.108<text:s/></text:p>
          </table:table-cell>
          <table:table-cell office:value-type="float" office:value="46072464.709999993" table:style-name="ce14">
            <text:p>46.072.465<text:s/></text:p>
          </table:table-cell>
          <table:table-cell office:value-type="float" office:value="261216960.12" table:style-name="ce14">
            <text:p>261.216.960<text:s/></text:p>
          </table:table-cell>
          <table:table-cell office:value-type="float" office:value="26427868.780000001" table:style-name="ce14">
            <text:p>26.427.869<text:s/></text:p>
          </table:table-cell>
          <table:table-cell office:value-type="float" office:value="35874255.18" table:style-name="ce14">
            <text:p>35.874.255<text:s/></text:p>
          </table:table-cell>
          <table:table-cell office:value-type="float" office:value="41359926.129999995" table:style-name="ce14">
            <text:p>41.359.926<text:s/></text:p>
          </table:table-cell>
          <table:table-cell office:value-type="float" office:value="21405618.779999997" table:style-name="ce14">
            <text:p>21.405.619<text:s/></text:p>
          </table:table-cell>
          <table:table-cell office:value-type="float" office:value="98401089.760000005" table:style-name="ce14">
            <text:p>98.401.090<text:s/></text:p>
          </table:table-cell>
          <table:table-cell office:value-type="float" office:value="14511140.359999999" table:style-name="ce14">
            <text:p>14.511.140<text:s/></text:p>
          </table:table-cell>
          <table:table-cell office:value-type="float" office:value="231064996.67000002" table:style-name="ce14">
            <text:p>231.064.997<text:s/></text:p>
          </table:table-cell>
          <table:table-cell office:value-type="float" office:value="779342656.07000017" table:style-name="ce14">
            <text:p>779.342.656<text:s/></text:p>
          </table:table-cell>
          <table:table-cell office:value-type="float" office:value="31046428.120000001" table:style-name="ce14">
            <text:p>31.046.428<text:s/></text:p>
          </table:table-cell>
          <table:table-cell office:value-type="float" office:value="12010128.4" table:style-name="ce14">
            <text:p>12.010.128<text:s/></text:p>
          </table:table-cell>
          <table:table-cell office:value-type="float" office:value="3421437.4000000004" table:style-name="ce14">
            <text:p>3.421.437<text:s/></text:p>
          </table:table-cell>
          <table:table-cell office:value-type="float" office:value="230247132.59" table:style-name="ce14">
            <text:p>230.247.133<text:s/></text:p>
          </table:table-cell>
          <table:table-cell office:value-type="float" office:value="187024437.97" table:style-name="ce14">
            <text:p>187.024.438<text:s/></text:p>
          </table:table-cell>
          <table:table-cell office:value-type="float" office:value="14800372.6" table:style-name="ce14">
            <text:p>14.800.373<text:s/></text:p>
          </table:table-cell>
          <table:table-cell office:value-type="float" office:value="1500547297.8600001" table:style-name="ce14">
            <text:p>1.500.547.298<text:s/></text:p>
          </table:table-cell>
          <table:table-cell office:value-type="float" office:value="9731881.5" table:style-name="ce14">
            <text:p>9.731.882<text:s/></text:p>
          </table:table-cell>
          <table:table-cell office:value-type="float" office:value="4221555269.1900001" table:style-name="ce15">
            <text:p>4.221.555.2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2657251.12" table:style-name="ce14">
            <text:p>2.657.251<text:s/></text:p>
          </table:table-cell>
          <table:table-cell office:value-type="float" office:value="10299822.16" table:style-name="ce14">
            <text:p>10.299.822<text:s/></text:p>
          </table:table-cell>
          <table:table-cell office:value-type="float" office:value="104514094.09" table:style-name="ce14">
            <text:p>104.514.094<text:s/></text:p>
          </table:table-cell>
          <table:table-cell office:value-type="float" office:value="2219638.2200000002" table:style-name="ce14">
            <text:p>2.219.638<text:s/></text:p>
          </table:table-cell>
          <table:table-cell office:value-type="float" office:value="92072777.909999996" table:style-name="ce14">
            <text:p>92.072.778<text:s/></text:p>
          </table:table-cell>
          <table:table-cell office:value-type="float" office:value="67415010.400000006" table:style-name="ce14">
            <text:p>67.415.010<text:s/></text:p>
          </table:table-cell>
          <table:table-cell office:value-type="float" office:value="288135975.53000003" table:style-name="ce14">
            <text:p>288.135.976<text:s/></text:p>
          </table:table-cell>
          <table:table-cell office:value-type="float" office:value="45750288.880000003" table:style-name="ce14">
            <text:p>45.750.289<text:s/></text:p>
          </table:table-cell>
          <table:table-cell office:value-type="float" office:value="52094772.649999999" table:style-name="ce14">
            <text:p>52.094.773<text:s/></text:p>
          </table:table-cell>
          <table:table-cell office:value-type="float" office:value="18066305.559999999" table:style-name="ce14">
            <text:p>18.066.306<text:s/></text:p>
          </table:table-cell>
          <table:table-cell office:value-type="float" office:value="255607807.90000001" table:style-name="ce14">
            <text:p>255.607.808<text:s/></text:p>
          </table:table-cell>
          <table:table-cell office:value-type="float" office:value="21338108.41" table:style-name="ce14">
            <text:p>21.338.108<text:s/></text:p>
          </table:table-cell>
          <table:table-cell office:value-type="float" office:value="31408805.100000001" table:style-name="ce14">
            <text:p>31.408.805<text:s/></text:p>
          </table:table-cell>
          <table:table-cell office:value-type="float" office:value="48712153.030000001" table:style-name="ce14">
            <text:p>48.712.153<text:s/></text:p>
          </table:table-cell>
          <table:table-cell office:value-type="float" office:value="20291993.25" table:style-name="ce14">
            <text:p>20.291.993<text:s/></text:p>
          </table:table-cell>
          <table:table-cell office:value-type="float" office:value="56483506.490000002" table:style-name="ce14">
            <text:p>56.483.506<text:s/></text:p>
          </table:table-cell>
          <table:table-cell office:value-type="float" office:value="11787025.59" table:style-name="ce14">
            <text:p>11.787.026<text:s/></text:p>
          </table:table-cell>
          <table:table-cell office:value-type="float" office:value="184321120.53" table:style-name="ce14">
            <text:p>184.321.121<text:s/></text:p>
          </table:table-cell>
          <table:table-cell office:value-type="float" office:value="713549334.22000003" table:style-name="ce14">
            <text:p>713.549.334<text:s/></text:p>
          </table:table-cell>
          <table:table-cell office:value-type="float" office:value="20192995.280000001" table:style-name="ce14">
            <text:p>20.192.995<text:s/></text:p>
          </table:table-cell>
          <table:table-cell office:value-type="float" office:value="9974308.5399999991" table:style-name="ce14">
            <text:p>9.974.309<text:s/></text:p>
          </table:table-cell>
          <table:table-cell office:value-type="float" office:value="2849986.66" table:style-name="ce14">
            <text:p>2.849.987<text:s/></text:p>
          </table:table-cell>
          <table:table-cell office:value-type="float" office:value="165614378.38999999" table:style-name="ce14">
            <text:p>165.614.378<text:s/></text:p>
          </table:table-cell>
          <table:table-cell office:value-type="float" office:value="117832881.58" table:style-name="ce14">
            <text:p>117.832.882<text:s/></text:p>
          </table:table-cell>
          <table:table-cell office:value-type="float" office:value="16909407.48" table:style-name="ce14">
            <text:p>16.909.407<text:s/></text:p>
          </table:table-cell>
          <table:table-cell office:value-type="float" office:value="1573204667.8399999" table:style-name="ce14">
            <text:p>1.573.204.668<text:s/></text:p>
          </table:table-cell>
          <table:table-cell office:value-type="float" office:value="7059893.25" table:style-name="ce14">
            <text:p>7.059.893<text:s/></text:p>
          </table:table-cell>
          <table:table-cell office:value-type="float" office:value="3940364310.0599995" table:style-name="ce15">
            <text:p>3.940.364.3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33515.19" table:style-name="ce14">
            <text:p>33.515<text:s/></text:p>
          </table:table-cell>
          <table:table-cell office:value-type="float" office:value="109928.15" table:style-name="ce14">
            <text:p>109.928<text:s/></text:p>
          </table:table-cell>
          <table:table-cell office:value-type="float" office:value="446.35" table:style-name="ce14">
            <text:p>446<text:s/></text:p>
          </table:table-cell>
          <table:table-cell office:value-type="float" office:value="1750523.49" table:style-name="ce14">
            <text:p>1.750.523<text:s/></text:p>
          </table:table-cell>
          <table:table-cell office:value-type="float" office:value="4376262.63" table:style-name="ce14">
            <text:p>4.376.263<text:s/></text:p>
          </table:table-cell>
          <table:table-cell office:value-type="float" office:value="146413242.97" table:style-name="ce14">
            <text:p>146.413.243<text:s/></text:p>
          </table:table-cell>
          <table:table-cell office:value-type="float" office:value="1650740.04" table:style-name="ce14">
            <text:p>1.650.740<text:s/></text:p>
          </table:table-cell>
          <table:table-cell office:value-type="float" office:value="249955.87" table:style-name="ce14">
            <text:p>249.95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154234.4" table:style-name="ce14">
            <text:p>10.154.234<text:s/></text:p>
          </table:table-cell>
          <table:table-cell office:value-type="float" office:value="151949.91" table:style-name="ce14">
            <text:p>151.950<text:s/></text:p>
          </table:table-cell>
          <table:table-cell office:value-type="float" office:value="648436.46" table:style-name="ce14">
            <text:p>648.436<text:s/></text:p>
          </table:table-cell>
          <table:table-cell office:value-type="float" office:value="10944446.619999999" table:style-name="ce14">
            <text:p>10.944.447<text:s/></text:p>
          </table:table-cell>
          <table:table-cell office:value-type="float" office:value="642.54" table:style-name="ce14">
            <text:p>643<text:s/></text:p>
          </table:table-cell>
          <table:table-cell office:value-type="float" office:value="4943756.9800000004" table:style-name="ce14">
            <text:p>4.943.757<text:s/></text:p>
          </table:table-cell>
          <table:table-cell office:value-type="float" office:value="2679.25" table:style-name="ce14">
            <text:p>2.679<text:s/></text:p>
          </table:table-cell>
          <table:table-cell office:value-type="float" office:value="31422203.690000001" table:style-name="ce14">
            <text:p>31.422.204<text:s/></text:p>
          </table:table-cell>
          <table:table-cell office:value-type="float" office:value="177735986.06" table:style-name="ce14">
            <text:p>177.735.986<text:s/></text:p>
          </table:table-cell>
          <table:table-cell office:value-type="float" office:value="95654.06" table:style-name="ce14">
            <text:p>95.654<text:s/></text:p>
          </table:table-cell>
          <table:table-cell office:value-type="float" office:value="261.54000000000002" table:style-name="ce14">
            <text:p>26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7074914.120000001" table:style-name="ce14">
            <text:p>27.074.914<text:s/></text:p>
          </table:table-cell>
          <table:table-cell office:value-type="float" office:value="729779.18" table:style-name="ce14">
            <text:p>729.779<text:s/></text:p>
          </table:table-cell>
          <table:table-cell office:value-type="float" office:value="3914859.13" table:style-name="ce14">
            <text:p>3.914.859<text:s/></text:p>
          </table:table-cell>
          <table:table-cell office:value-type="float" office:value="397746788.38" table:style-name="ce14">
            <text:p>397.746.788<text:s/></text:p>
          </table:table-cell>
          <table:table-cell office:value-type="float" office:value="4135.3999999999996" table:style-name="ce14">
            <text:p>4.135<text:s/></text:p>
          </table:table-cell>
          <table:table-cell office:value-type="float" office:value="820155342.40999997" table:style-name="ce15">
            <text:p>820.155.3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2657251.12" table:style-name="ce14">
            <text:p>2.657.251<text:s/></text:p>
          </table:table-cell>
          <table:table-cell office:value-type="float" office:value="10266306.970000001" table:style-name="ce14">
            <text:p>10.266.307<text:s/></text:p>
          </table:table-cell>
          <table:table-cell office:value-type="float" office:value="104404165.94" table:style-name="ce14">
            <text:p>104.404.166<text:s/></text:p>
          </table:table-cell>
          <table:table-cell office:value-type="float" office:value="2219191.87" table:style-name="ce14">
            <text:p>2.219.192<text:s/></text:p>
          </table:table-cell>
          <table:table-cell office:value-type="float" office:value="90322254.419999987" table:style-name="ce14">
            <text:p>90.322.254<text:s/></text:p>
          </table:table-cell>
          <table:table-cell office:value-type="float" office:value="63038747.769999996" table:style-name="ce14">
            <text:p>63.038.748<text:s/></text:p>
          </table:table-cell>
          <table:table-cell office:value-type="float" office:value="141722732.56" table:style-name="ce14">
            <text:p>141.722.733<text:s/></text:p>
          </table:table-cell>
          <table:table-cell office:value-type="float" office:value="44099548.840000004" table:style-name="ce14">
            <text:p>44.099.549<text:s/></text:p>
          </table:table-cell>
          <table:table-cell office:value-type="float" office:value="51844816.780000001" table:style-name="ce14">
            <text:p>51.844.817<text:s/></text:p>
          </table:table-cell>
          <table:table-cell office:value-type="float" office:value="18066305.560000002" table:style-name="ce14">
            <text:p>18.066.306<text:s/></text:p>
          </table:table-cell>
          <table:table-cell office:value-type="float" office:value="245453573.5" table:style-name="ce14">
            <text:p>245.453.574<text:s/></text:p>
          </table:table-cell>
          <table:table-cell office:value-type="float" office:value="21186158.5" table:style-name="ce14">
            <text:p>21.186.159<text:s/></text:p>
          </table:table-cell>
          <table:table-cell office:value-type="float" office:value="30760368.639999997" table:style-name="ce14">
            <text:p>30.760.369<text:s/></text:p>
          </table:table-cell>
          <table:table-cell office:value-type="float" office:value="37767706.409999996" table:style-name="ce14">
            <text:p>37.767.706<text:s/></text:p>
          </table:table-cell>
          <table:table-cell office:value-type="float" office:value="20291350.710000001" table:style-name="ce14">
            <text:p>20.291.351<text:s/></text:p>
          </table:table-cell>
          <table:table-cell office:value-type="float" office:value="51539749.509999998" table:style-name="ce14">
            <text:p>51.539.750<text:s/></text:p>
          </table:table-cell>
          <table:table-cell office:value-type="float" office:value="11784346.34" table:style-name="ce14">
            <text:p>11.784.346<text:s/></text:p>
          </table:table-cell>
          <table:table-cell office:value-type="float" office:value="152898916.84" table:style-name="ce14">
            <text:p>152.898.917<text:s/></text:p>
          </table:table-cell>
          <table:table-cell office:value-type="float" office:value="535813348.15999997" table:style-name="ce14">
            <text:p>535.813.348<text:s/></text:p>
          </table:table-cell>
          <table:table-cell office:value-type="float" office:value="20097341.219999999" table:style-name="ce14">
            <text:p>20.097.341<text:s/></text:p>
          </table:table-cell>
          <table:table-cell office:value-type="float" office:value="9974047" table:style-name="ce14">
            <text:p>9.974.047<text:s/></text:p>
          </table:table-cell>
          <table:table-cell office:value-type="float" office:value="2849986.66" table:style-name="ce14">
            <text:p>2.849.987<text:s/></text:p>
          </table:table-cell>
          <table:table-cell office:value-type="float" office:value="138539464.27000001" table:style-name="ce14">
            <text:p>138.539.464<text:s/></text:p>
          </table:table-cell>
          <table:table-cell office:value-type="float" office:value="117103102.40000001" table:style-name="ce14">
            <text:p>117.103.102<text:s/></text:p>
          </table:table-cell>
          <table:table-cell office:value-type="float" office:value="12994548.35" table:style-name="ce14">
            <text:p>12.994.548<text:s/></text:p>
          </table:table-cell>
          <table:table-cell office:value-type="float" office:value="1175457879.46" table:style-name="ce14">
            <text:p>1.175.457.879<text:s/></text:p>
          </table:table-cell>
          <table:table-cell office:value-type="float" office:value="7055757.8499999996" table:style-name="ce14">
            <text:p>7.055.758<text:s/></text:p>
          </table:table-cell>
          <table:table-cell office:value-type="float" office:value="3120208967.6500001" table:style-name="ce15">
            <text:p>3.120.208.9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4391.77" table:style-name="ce14">
            <text:p>14.39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0007.95" table:style-name="ce14">
            <text:p>100.00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46094.7" table:style-name="ce14">
            <text:p>946.09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434651.210000001" table:style-name="ce14">
            <text:p>22.434.651<text:s/></text:p>
          </table:table-cell>
          <table:table-cell office:value-type="float" office:value="152.02000000000001" table:style-name="ce14">
            <text:p>15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7446.91" table:style-name="ce14">
            <text:p>67.44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305720.800000001" table:style-name="ce14">
            <text:p>11.305.72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576816.310000001" table:style-name="ce14">
            <text:p>10.576.816<text:s/></text:p>
          </table:table-cell>
          <table:table-cell office:value-type="float" office:value="406368485.27999997" table:style-name="ce14">
            <text:p>406.368.485<text:s/></text:p>
          </table:table-cell>
          <table:table-cell office:value-type="float" office:value="1536.94" table:style-name="ce14">
            <text:p>1.53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833583.72" table:style-name="ce14">
            <text:p>2.833.584<text:s/></text:p>
          </table:table-cell>
          <table:table-cell office:value-type="float" office:value="34.86" table:style-name="ce14">
            <text:p>35<text:s/></text:p>
          </table:table-cell>
          <table:table-cell office:value-type="float" office:value="4678.45" table:style-name="ce14">
            <text:p>4.678<text:s/></text:p>
          </table:table-cell>
          <table:table-cell office:value-type="float" office:value="6542895.4299999997" table:style-name="ce14">
            <text:p>6.542.89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61196496.35000002" table:style-name="ce15">
            <text:p>461.196.4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535157.21" table:style-name="ce14">
            <text:p>5.535.157<text:s/></text:p>
          </table:table-cell>
          <table:table-cell office:value-type="float" office:value="17265865.010000002" table:style-name="ce14">
            <text:p>17.265.865<text:s/></text:p>
          </table:table-cell>
          <table:table-cell office:value-type="float" office:value="22425868.239999998" table:style-name="ce14">
            <text:p>22.425.868<text:s/></text:p>
          </table:table-cell>
          <table:table-cell office:value-type="float" office:value="14794863.66" table:style-name="ce14">
            <text:p>14.794.864<text:s/></text:p>
          </table:table-cell>
          <table:table-cell office:value-type="float" office:value="46099212.200000003" table:style-name="ce14">
            <text:p>46.099.212<text:s/></text:p>
          </table:table-cell>
          <table:table-cell office:value-type="float" office:value="36718982.990000002" table:style-name="ce14">
            <text:p>36.718.983<text:s/></text:p>
          </table:table-cell>
          <table:table-cell office:value-type="float" office:value="1114790824.1000001" table:style-name="ce14">
            <text:p>1.114.790.824<text:s/></text:p>
          </table:table-cell>
          <table:table-cell office:value-type="float" office:value="21957313.969999999" table:style-name="ce14">
            <text:p>21.957.314<text:s/></text:p>
          </table:table-cell>
          <table:table-cell office:value-type="float" office:value="30213427.289999999" table:style-name="ce14">
            <text:p>30.213.427<text:s/></text:p>
          </table:table-cell>
          <table:table-cell office:value-type="float" office:value="26902043.399999999" table:style-name="ce14">
            <text:p>26.902.043<text:s/></text:p>
          </table:table-cell>
          <table:table-cell office:value-type="float" office:value="122183756.19" table:style-name="ce14">
            <text:p>122.183.756<text:s/></text:p>
          </table:table-cell>
          <table:table-cell office:value-type="float" office:value="17568343.190000001" table:style-name="ce14">
            <text:p>17.568.343<text:s/></text:p>
          </table:table-cell>
          <table:table-cell office:value-type="float" office:value="13568328" table:style-name="ce14">
            <text:p>13.568.328<text:s/></text:p>
          </table:table-cell>
          <table:table-cell office:value-type="float" office:value="30897281.989999998" table:style-name="ce14">
            <text:p>30.897.282<text:s/></text:p>
          </table:table-cell>
          <table:table-cell office:value-type="float" office:value="38439391.310000002" table:style-name="ce14">
            <text:p>38.439.391<text:s/></text:p>
          </table:table-cell>
          <table:table-cell office:value-type="float" office:value="55990834.759999998" table:style-name="ce14">
            <text:p>55.990.835<text:s/></text:p>
          </table:table-cell>
          <table:table-cell office:value-type="float" office:value="15392864.85" table:style-name="ce14">
            <text:p>15.392.865<text:s/></text:p>
          </table:table-cell>
          <table:table-cell office:value-type="float" office:value="53918245.039999999" table:style-name="ce14">
            <text:p>53.918.245<text:s/></text:p>
          </table:table-cell>
          <table:table-cell office:value-type="float" office:value="210121301.56" table:style-name="ce14">
            <text:p>210.121.302<text:s/></text:p>
          </table:table-cell>
          <table:table-cell office:value-type="float" office:value="29233624.530000001" table:style-name="ce14">
            <text:p>29.233.625<text:s/></text:p>
          </table:table-cell>
          <table:table-cell office:value-type="float" office:value="14741150.59" table:style-name="ce14">
            <text:p>14.741.151<text:s/></text:p>
          </table:table-cell>
          <table:table-cell office:value-type="float" office:value="11651499.24" table:style-name="ce14">
            <text:p>11.651.499<text:s/></text:p>
          </table:table-cell>
          <table:table-cell office:value-type="float" office:value="87428689.090000004" table:style-name="ce14">
            <text:p>87.428.689<text:s/></text:p>
          </table:table-cell>
          <table:table-cell office:value-type="float" office:value="42217334.469999999" table:style-name="ce14">
            <text:p>42.217.334<text:s/></text:p>
          </table:table-cell>
          <table:table-cell office:value-type="float" office:value="13355308.77" table:style-name="ce14">
            <text:p>13.355.309<text:s/></text:p>
          </table:table-cell>
          <table:table-cell office:value-type="float" office:value="108407877.84999999" table:style-name="ce14">
            <text:p>108.407.878<text:s/></text:p>
          </table:table-cell>
          <table:table-cell office:value-type="float" office:value="7182978.6500000004" table:style-name="ce14">
            <text:p>7.182.979<text:s/></text:p>
          </table:table-cell>
          <table:table-cell office:value-type="float" office:value="2209002368.1500001" table:style-name="ce15">
            <text:p>2.209.002.3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320876.9300000002" table:style-name="ce14">
            <text:p>1.320.877<text:s/></text:p>
          </table:table-cell>
          <table:table-cell office:value-type="float" office:value="6384219.8099999996" table:style-name="ce14">
            <text:p>6.384.220<text:s/></text:p>
          </table:table-cell>
          <table:table-cell office:value-type="float" office:value="18615471.149999999" table:style-name="ce14">
            <text:p>18.615.471<text:s/></text:p>
          </table:table-cell>
          <table:table-cell office:value-type="float" office:value="1870244.45" table:style-name="ce14">
            <text:p>1.870.244<text:s/></text:p>
          </table:table-cell>
          <table:table-cell office:value-type="float" office:value="28722955.030000001" table:style-name="ce14">
            <text:p>28.722.955<text:s/></text:p>
          </table:table-cell>
          <table:table-cell office:value-type="float" office:value="23140958.329999998" table:style-name="ce14">
            <text:p>23.140.958<text:s/></text:p>
          </table:table-cell>
          <table:table-cell office:value-type="float" office:value="338029318.41999996" table:style-name="ce14">
            <text:p>338.029.318<text:s/></text:p>
          </table:table-cell>
          <table:table-cell office:value-type="float" office:value="20431838" table:style-name="ce14">
            <text:p>20.431.838<text:s/></text:p>
          </table:table-cell>
          <table:table-cell office:value-type="float" office:value="18114782.77" table:style-name="ce14">
            <text:p>18.114.783<text:s/></text:p>
          </table:table-cell>
          <table:table-cell office:value-type="float" office:value="5054210.3599999994" table:style-name="ce14">
            <text:p>5.054.210<text:s/></text:p>
          </table:table-cell>
          <table:table-cell office:value-type="float" office:value="57419647.170000009" table:style-name="ce14">
            <text:p>57.419.647<text:s/></text:p>
          </table:table-cell>
          <table:table-cell office:value-type="float" office:value="7000679.9199999999" table:style-name="ce14">
            <text:p>7.000.680<text:s/></text:p>
          </table:table-cell>
          <table:table-cell office:value-type="float" office:value="17269080.550000001" table:style-name="ce14">
            <text:p>17.269.081<text:s/></text:p>
          </table:table-cell>
          <table:table-cell office:value-type="float" office:value="12019017.34" table:style-name="ce14">
            <text:p>12.019.017<text:s/></text:p>
          </table:table-cell>
          <table:table-cell office:value-type="float" office:value="5751216.6799999997" table:style-name="ce14">
            <text:p>5.751.217<text:s/></text:p>
          </table:table-cell>
          <table:table-cell office:value-type="float" office:value="27010721.98" table:style-name="ce14">
            <text:p>27.010.722<text:s/></text:p>
          </table:table-cell>
          <table:table-cell office:value-type="float" office:value="3137804.9699999997" table:style-name="ce14">
            <text:p>3.137.805<text:s/></text:p>
          </table:table-cell>
          <table:table-cell office:value-type="float" office:value="56846882.539999999" table:style-name="ce14">
            <text:p>56.846.883<text:s/></text:p>
          </table:table-cell>
          <table:table-cell office:value-type="float" office:value="360682973.96000004" table:style-name="ce14">
            <text:p>360.682.974<text:s/></text:p>
          </table:table-cell>
          <table:table-cell office:value-type="float" office:value="10564154.939999999" table:style-name="ce14">
            <text:p>10.564.155<text:s/></text:p>
          </table:table-cell>
          <table:table-cell office:value-type="float" office:value="5870794.0199999996" table:style-name="ce14">
            <text:p>5.870.794<text:s/></text:p>
          </table:table-cell>
          <table:table-cell office:value-type="float" office:value="2118274.37" table:style-name="ce14">
            <text:p>2.118.274<text:s/></text:p>
          </table:table-cell>
          <table:table-cell office:value-type="float" office:value="40775842.939999998" table:style-name="ce14">
            <text:p>40.775.843<text:s/></text:p>
          </table:table-cell>
          <table:table-cell office:value-type="float" office:value="51606232.299999997" table:style-name="ce14">
            <text:p>51.606.232<text:s/></text:p>
          </table:table-cell>
          <table:table-cell office:value-type="float" office:value="3742345.0300000003" table:style-name="ce14">
            <text:p>3.742.345<text:s/></text:p>
          </table:table-cell>
          <table:table-cell office:value-type="float" office:value="637721158.75" table:style-name="ce14">
            <text:p>637.721.159<text:s/></text:p>
          </table:table-cell>
          <table:table-cell office:value-type="float" office:value="2268779.85" table:style-name="ce14">
            <text:p>2.268.780<text:s/></text:p>
          </table:table-cell>
          <table:table-cell office:value-type="float" office:value="1763490482.5599999" table:style-name="ce15">
            <text:p>1.763.490.48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35581623.229999997" table:style-name="ce20">
            <text:p>35.581.623<text:s/></text:p>
          </table:table-cell>
          <table:table-cell office:value-type="float" office:value="137967978.62" table:style-name="ce20">
            <text:p>137.967.979<text:s/></text:p>
          </table:table-cell>
          <table:table-cell office:value-type="float" office:value="724132266.18999994" table:style-name="ce20">
            <text:p>724.132.266<text:s/></text:p>
          </table:table-cell>
          <table:table-cell office:value-type="float" office:value="40813757.770000003" table:style-name="ce20">
            <text:p>40.813.758<text:s/></text:p>
          </table:table-cell>
          <table:table-cell office:value-type="float" office:value="1066423789.0100001" table:style-name="ce20">
            <text:p>1.066.423.789<text:s/></text:p>
          </table:table-cell>
          <table:table-cell office:value-type="float" office:value="762974731.13999999" table:style-name="ce20">
            <text:p>762.974.731<text:s/></text:p>
          </table:table-cell>
          <table:table-cell office:value-type="float" office:value="6328539426.1199999" table:style-name="ce20">
            <text:p>6.328.539.426<text:s/></text:p>
          </table:table-cell>
          <table:table-cell office:value-type="float" office:value="830713306.69999993" table:style-name="ce20">
            <text:p>830.713.307<text:s/></text:p>
          </table:table-cell>
          <table:table-cell office:value-type="float" office:value="688955233.98000002" table:style-name="ce20">
            <text:p>688.955.234<text:s/></text:p>
          </table:table-cell>
          <table:table-cell office:value-type="float" office:value="339905826.65999997" table:style-name="ce20">
            <text:p>339.905.827<text:s/></text:p>
          </table:table-cell>
          <table:table-cell office:value-type="float" office:value="2871483633.8400002" table:style-name="ce20">
            <text:p>2.871.483.634<text:s/></text:p>
          </table:table-cell>
          <table:table-cell office:value-type="float" office:value="238741095.34999999" table:style-name="ce20">
            <text:p>238.741.095<text:s/></text:p>
          </table:table-cell>
          <table:table-cell office:value-type="float" office:value="327385017.90999997" table:style-name="ce20">
            <text:p>327.385.018<text:s/></text:p>
          </table:table-cell>
          <table:table-cell office:value-type="float" office:value="408207806.01999998" table:style-name="ce20">
            <text:p>408.207.806<text:s/></text:p>
          </table:table-cell>
          <table:table-cell office:value-type="float" office:value="230782938.71000001" table:style-name="ce20">
            <text:p>230.782.939<text:s/></text:p>
          </table:table-cell>
          <table:table-cell office:value-type="float" office:value="971893673.74000001" table:style-name="ce20">
            <text:p>971.893.674<text:s/></text:p>
          </table:table-cell>
          <table:table-cell office:value-type="float" office:value="134102677.72000001" table:style-name="ce20">
            <text:p>134.102.678<text:s/></text:p>
          </table:table-cell>
          <table:table-cell office:value-type="float" office:value="2622508575.1399999" table:style-name="ce20">
            <text:p>2.622.508.575<text:s/></text:p>
          </table:table-cell>
          <table:table-cell office:value-type="float" office:value="9632148037.0600014" table:style-name="ce20">
            <text:p>9.632.148.037<text:s/></text:p>
          </table:table-cell>
          <table:table-cell office:value-type="float" office:value="228712137.41" table:style-name="ce20">
            <text:p>228.712.137<text:s/></text:p>
          </table:table-cell>
          <table:table-cell office:value-type="float" office:value="108242427.96000001" table:style-name="ce20">
            <text:p>108.242.428<text:s/></text:p>
          </table:table-cell>
          <table:table-cell office:value-type="float" office:value="38520380.659999996" table:style-name="ce20">
            <text:p>38.520.381<text:s/></text:p>
          </table:table-cell>
          <table:table-cell office:value-type="float" office:value="2562427998.0700002" table:style-name="ce20">
            <text:p>2.562.427.998<text:s/></text:p>
          </table:table-cell>
          <table:table-cell office:value-type="float" office:value="2194292552.04" table:style-name="ce20">
            <text:p>2.194.292.552<text:s/></text:p>
          </table:table-cell>
          <table:table-cell office:value-type="float" office:value="157771625.25999999" table:style-name="ce20">
            <text:p>157.771.625<text:s/></text:p>
          </table:table-cell>
          <table:table-cell office:value-type="float" office:value="23452119708.040001" table:style-name="ce20">
            <text:p>23.452.119.708<text:s/></text:p>
          </table:table-cell>
          <table:table-cell office:value-type="float" office:value="72950215.580000013" table:style-name="ce20">
            <text:p>72.950.216<text:s/></text:p>
          </table:table-cell>
          <table:table-cell office:value-type="float" office:value="57208298439.93" table:style-name="ce21">
            <text:p>57.208.298.440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40262744.524403915" table:style-name="ce24">
            <text:p>40.262.745<text:s/></text:p>
          </table:table-cell>
          <table:table-cell office:value-type="float" office:value="134084777.43812512" table:style-name="ce24">
            <text:p>134.084.777<text:s/></text:p>
          </table:table-cell>
          <table:table-cell office:value-type="float" office:value="192370509.22281203" table:style-name="ce24">
            <text:p>192.370.509<text:s/></text:p>
          </table:table-cell>
          <table:table-cell office:value-type="float" office:value="22689302.781972405" table:style-name="ce24">
            <text:p>22.689.303<text:s/></text:p>
          </table:table-cell>
          <table:table-cell office:value-type="float" office:value="650243444.59463775" table:style-name="ce24">
            <text:p>650.243.445<text:s/></text:p>
          </table:table-cell>
          <table:table-cell office:value-type="float" office:value="526307123.94527304" table:style-name="ce24">
            <text:p>526.307.124<text:s/></text:p>
          </table:table-cell>
          <table:table-cell office:value-type="float" office:value="1588808669.8175788" table:style-name="ce24">
            <text:p>1.588.808.670<text:s/></text:p>
          </table:table-cell>
          <table:table-cell office:value-type="float" office:value="394577201.97787678" table:style-name="ce24">
            <text:p>394.577.202<text:s/></text:p>
          </table:table-cell>
          <table:table-cell office:value-type="float" office:value="403299016.72252953" table:style-name="ce24">
            <text:p>403.299.017<text:s/></text:p>
          </table:table-cell>
          <table:table-cell office:value-type="float" office:value="167922756.17861333" table:style-name="ce24">
            <text:p>167.922.756<text:s/></text:p>
          </table:table-cell>
          <table:table-cell office:value-type="float" office:value="2085221523.1284897" table:style-name="ce24">
            <text:p>2.085.221.523<text:s/></text:p>
          </table:table-cell>
          <table:table-cell office:value-type="float" office:value="227151375.36105967" table:style-name="ce24">
            <text:p>227.151.375<text:s/></text:p>
          </table:table-cell>
          <table:table-cell office:value-type="float" office:value="263135595.44231114" table:style-name="ce24">
            <text:p>263.135.595<text:s/></text:p>
          </table:table-cell>
          <table:table-cell office:value-type="float" office:value="343888735.9170596" table:style-name="ce24">
            <text:p>343.888.736<text:s/></text:p>
          </table:table-cell>
          <table:table-cell office:value-type="float" office:value="175927984.04590434" table:style-name="ce24">
            <text:p>175.927.984<text:s/></text:p>
          </table:table-cell>
          <table:table-cell office:value-type="float" office:value="575534018.05983031" table:style-name="ce24">
            <text:p>575.534.018<text:s/></text:p>
          </table:table-cell>
          <table:table-cell office:value-type="float" office:value="115363204.76405816" table:style-name="ce24">
            <text:p>115.363.205<text:s/></text:p>
          </table:table-cell>
          <table:table-cell office:value-type="float" office:value="1723387884.3258743" table:style-name="ce24">
            <text:p>1.723.387.884<text:s/></text:p>
          </table:table-cell>
          <table:table-cell office:value-type="float" office:value="3633625277.6546221" table:style-name="ce24">
            <text:p>3.633.625.278<text:s/></text:p>
          </table:table-cell>
          <table:table-cell office:value-type="float" office:value="155518147.23590356" table:style-name="ce24">
            <text:p>155.518.147<text:s/></text:p>
          </table:table-cell>
          <table:table-cell office:value-type="float" office:value="93242190.435179606" table:style-name="ce24">
            <text:p>93.242.190<text:s/></text:p>
          </table:table-cell>
          <table:table-cell office:value-type="float" office:value="31195600.371530179" table:style-name="ce24">
            <text:p>31.195.600<text:s/></text:p>
          </table:table-cell>
          <table:table-cell office:value-type="float" office:value="1913320112.5721028" table:style-name="ce24">
            <text:p>1.913.320.113<text:s/></text:p>
          </table:table-cell>
          <table:table-cell office:value-type="float" office:value="1219608670.9753556" table:style-name="ce24">
            <text:p>1.219.608.671<text:s/></text:p>
          </table:table-cell>
          <table:table-cell office:value-type="float" office:value="144371556.28490305" table:style-name="ce24">
            <text:p>144.371.556<text:s/></text:p>
          </table:table-cell>
          <table:table-cell office:value-type="float" office:value="12576440352.142263" table:style-name="ce24">
            <text:p>12.576.440.352<text:s/></text:p>
          </table:table-cell>
          <table:table-cell office:value-type="float" office:value="57108416.279734664" table:style-name="ce24">
            <text:p>57.108.416<text:s/></text:p>
          </table:table-cell>
          <table:table-cell office:value-type="float" office:value="29454606192.200001" table:style-name="ce25">
            <text:p>29.454.606.192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37685052.925918303" table:style-name="ce27">
            <text:p>37.685.053<text:s/></text:p>
          </table:table-cell>
          <table:table-cell office:value-type="float" office:value="125663188.15207426" table:style-name="ce27">
            <text:p>125.663.188<text:s/></text:p>
          </table:table-cell>
          <table:table-cell office:value-type="float" office:value="172686440.53994942" table:style-name="ce27">
            <text:p>172.686.441<text:s/></text:p>
          </table:table-cell>
          <table:table-cell office:value-type="float" office:value="20984053.038226519" table:style-name="ce27">
            <text:p>20.984.053<text:s/></text:p>
          </table:table-cell>
          <table:table-cell office:value-type="float" office:value="595613256.30164254" table:style-name="ce27">
            <text:p>595.613.256<text:s/></text:p>
          </table:table-cell>
          <table:table-cell office:value-type="float" office:value="473532564.96620446" table:style-name="ce27">
            <text:p>473.532.565<text:s/></text:p>
          </table:table-cell>
          <table:table-cell office:value-type="float" office:value="1456439605.6573935" table:style-name="ce27">
            <text:p>1.456.439.606<text:s/></text:p>
          </table:table-cell>
          <table:table-cell office:value-type="float" office:value="358638925.45263797" table:style-name="ce27">
            <text:p>358.638.925<text:s/></text:p>
          </table:table-cell>
          <table:table-cell office:value-type="float" office:value="371243014.82900304" table:style-name="ce27">
            <text:p>371.243.015<text:s/></text:p>
          </table:table-cell>
          <table:table-cell office:value-type="float" office:value="154728772.05565631" table:style-name="ce27">
            <text:p>154.728.772<text:s/></text:p>
          </table:table-cell>
          <table:table-cell office:value-type="float" office:value="1889930334.2960169" table:style-name="ce27">
            <text:p>1.889.930.334<text:s/></text:p>
          </table:table-cell>
          <table:table-cell office:value-type="float" office:value="208221720.05306745" table:style-name="ce27">
            <text:p>208.221.720<text:s/></text:p>
          </table:table-cell>
          <table:table-cell office:value-type="float" office:value="236903385.12090424" table:style-name="ce27">
            <text:p>236.903.385<text:s/></text:p>
          </table:table-cell>
          <table:table-cell office:value-type="float" office:value="317526861.29071045" table:style-name="ce27">
            <text:p>317.526.861<text:s/></text:p>
          </table:table-cell>
          <table:table-cell office:value-type="float" office:value="164419441.64036819" table:style-name="ce27">
            <text:p>164.419.442<text:s/></text:p>
          </table:table-cell>
          <table:table-cell office:value-type="float" office:value="514710213.39998817" table:style-name="ce27">
            <text:p>514.710.213<text:s/></text:p>
          </table:table-cell>
          <table:table-cell office:value-type="float" office:value="108472135.54511321" table:style-name="ce27">
            <text:p>108.472.136<text:s/></text:p>
          </table:table-cell>
          <table:table-cell office:value-type="float" office:value="1554478279.3036134" table:style-name="ce27">
            <text:p>1.554.478.279<text:s/></text:p>
          </table:table-cell>
          <table:table-cell office:value-type="float" office:value="3247667356.9835858" table:style-name="ce27">
            <text:p>3.247.667.357<text:s/></text:p>
          </table:table-cell>
          <table:table-cell office:value-type="float" office:value="142299551.10482717" table:style-name="ce27">
            <text:p>142.299.551<text:s/></text:p>
          </table:table-cell>
          <table:table-cell office:value-type="float" office:value="86282722.623257786" table:style-name="ce27">
            <text:p>86.282.723<text:s/></text:p>
          </table:table-cell>
          <table:table-cell office:value-type="float" office:value="29630803.376796156" table:style-name="ce27">
            <text:p>29.630.803<text:s/></text:p>
          </table:table-cell>
          <table:table-cell office:value-type="float" office:value="1728405457.9854443" table:style-name="ce27">
            <text:p>1.728.405.458<text:s/></text:p>
          </table:table-cell>
          <table:table-cell office:value-type="float" office:value="1096668939.0205181" table:style-name="ce27">
            <text:p>1.096.668.939<text:s/></text:p>
          </table:table-cell>
          <table:table-cell office:value-type="float" office:value="134698643.54241142" table:style-name="ce27">
            <text:p>134.698.644<text:s/></text:p>
          </table:table-cell>
          <table:table-cell office:value-type="float" office:value="11148540381.44788" table:style-name="ce27">
            <text:p>11.148.540.381<text:s/></text:p>
          </table:table-cell>
          <table:table-cell office:value-type="float" office:value="52714534.526795618" table:style-name="ce27">
            <text:p>52.714.535<text:s/></text:p>
          </table:table-cell>
          <table:table-cell office:value-type="float" office:value="26428785635.180008" table:style-name="ce28">
            <text:p>26.428.785.635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577691.5984856151" table:style-name="ce27">
            <text:p>2.577.692<text:s/></text:p>
          </table:table-cell>
          <table:table-cell office:value-type="float" office:value="8421589.2860508598" table:style-name="ce27">
            <text:p>8.421.589<text:s/></text:p>
          </table:table-cell>
          <table:table-cell office:value-type="float" office:value="19684068.682862617" table:style-name="ce27">
            <text:p>19.684.069<text:s/></text:p>
          </table:table-cell>
          <table:table-cell office:value-type="float" office:value="1705249.7437458849" table:style-name="ce27">
            <text:p>1.705.250<text:s/></text:p>
          </table:table-cell>
          <table:table-cell office:value-type="float" office:value="54630188.292995162" table:style-name="ce27">
            <text:p>54.630.188<text:s/></text:p>
          </table:table-cell>
          <table:table-cell office:value-type="float" office:value="52774558.979068585" table:style-name="ce27">
            <text:p>52.774.559<text:s/></text:p>
          </table:table-cell>
          <table:table-cell office:value-type="float" office:value="132369064.16018538" table:style-name="ce27">
            <text:p>132.369.064<text:s/></text:p>
          </table:table-cell>
          <table:table-cell office:value-type="float" office:value="35938276.525238797" table:style-name="ce27">
            <text:p>35.938.277<text:s/></text:p>
          </table:table-cell>
          <table:table-cell office:value-type="float" office:value="32056001.893526487" table:style-name="ce27">
            <text:p>32.056.002<text:s/></text:p>
          </table:table-cell>
          <table:table-cell office:value-type="float" office:value="13193984.12295703" table:style-name="ce27">
            <text:p>13.193.984<text:s/></text:p>
          </table:table-cell>
          <table:table-cell office:value-type="float" office:value="195291188.83247274" table:style-name="ce27">
            <text:p>195.291.189<text:s/></text:p>
          </table:table-cell>
          <table:table-cell office:value-type="float" office:value="18929655.307992224" table:style-name="ce27">
            <text:p>18.929.655<text:s/></text:p>
          </table:table-cell>
          <table:table-cell office:value-type="float" office:value="26232210.321406912" table:style-name="ce27">
            <text:p>26.232.210<text:s/></text:p>
          </table:table-cell>
          <table:table-cell office:value-type="float" office:value="26361874.626349177" table:style-name="ce27">
            <text:p>26.361.875<text:s/></text:p>
          </table:table-cell>
          <table:table-cell office:value-type="float" office:value="11508542.405536139" table:style-name="ce27">
            <text:p>11.508.542<text:s/></text:p>
          </table:table-cell>
          <table:table-cell office:value-type="float" office:value="60823804.659842104" table:style-name="ce27">
            <text:p>60.823.805<text:s/></text:p>
          </table:table-cell>
          <table:table-cell office:value-type="float" office:value="6891069.2189449565" table:style-name="ce27">
            <text:p>6.891.069<text:s/></text:p>
          </table:table-cell>
          <table:table-cell office:value-type="float" office:value="168909605.02226102" table:style-name="ce27">
            <text:p>168.909.605<text:s/></text:p>
          </table:table-cell>
          <table:table-cell office:value-type="float" office:value="385957920.67103601" table:style-name="ce27">
            <text:p>385.957.921<text:s/></text:p>
          </table:table-cell>
          <table:table-cell office:value-type="float" office:value="13218596.131076394" table:style-name="ce27">
            <text:p>13.218.596<text:s/></text:p>
          </table:table-cell>
          <table:table-cell office:value-type="float" office:value="6959467.8119218247" table:style-name="ce27">
            <text:p>6.959.468<text:s/></text:p>
          </table:table-cell>
          <table:table-cell office:value-type="float" office:value="1564796.9947340211" table:style-name="ce27">
            <text:p>1.564.797<text:s/></text:p>
          </table:table-cell>
          <table:table-cell office:value-type="float" office:value="184914654.58665857" table:style-name="ce27">
            <text:p>184.914.655<text:s/></text:p>
          </table:table-cell>
          <table:table-cell office:value-type="float" office:value="122939731.95483759" table:style-name="ce27">
            <text:p>122.939.732<text:s/></text:p>
          </table:table-cell>
          <table:table-cell office:value-type="float" office:value="9672912.7424916252" table:style-name="ce27">
            <text:p>9.672.913<text:s/></text:p>
          </table:table-cell>
          <table:table-cell office:value-type="float" office:value="1427899970.6943831" table:style-name="ce27">
            <text:p>1.427.899.971<text:s/></text:p>
          </table:table-cell>
          <table:table-cell office:value-type="float" office:value="4393881.7529390426" table:style-name="ce27">
            <text:p>4.393.882<text:s/></text:p>
          </table:table-cell>
          <table:table-cell office:value-type="float" office:value="3025820557.0200005" table:style-name="ce28">
            <text:p>3.025.820.557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75844367.754403919" table:style-name="ce20">
            <text:p>75.844.368<text:s/></text:p>
          </table:table-cell>
          <table:table-cell office:value-type="float" office:value="272052756.05812514" table:style-name="ce20">
            <text:p>272.052.756<text:s/></text:p>
          </table:table-cell>
          <table:table-cell office:value-type="float" office:value="916502775.41281199" table:style-name="ce20">
            <text:p>916.502.775<text:s/></text:p>
          </table:table-cell>
          <table:table-cell office:value-type="float" office:value="63503060.551972404" table:style-name="ce20">
            <text:p>63.503.061<text:s/></text:p>
          </table:table-cell>
          <table:table-cell office:value-type="float" office:value="1716667233.6046379" table:style-name="ce20">
            <text:p>1.716.667.234<text:s/></text:p>
          </table:table-cell>
          <table:table-cell office:value-type="float" office:value="1289281855.085273" table:style-name="ce20">
            <text:p>1.289.281.855<text:s/></text:p>
          </table:table-cell>
          <table:table-cell office:value-type="float" office:value="7917348095.9375782" table:style-name="ce20">
            <text:p>7.917.348.096<text:s/></text:p>
          </table:table-cell>
          <table:table-cell office:value-type="float" office:value="1225290508.6778767" table:style-name="ce20">
            <text:p>1.225.290.509<text:s/></text:p>
          </table:table-cell>
          <table:table-cell office:value-type="float" office:value="1092254250.7025294" table:style-name="ce20">
            <text:p>1.092.254.251<text:s/></text:p>
          </table:table-cell>
          <table:table-cell office:value-type="float" office:value="507828582.83861327" table:style-name="ce20">
            <text:p>507.828.583<text:s/></text:p>
          </table:table-cell>
          <table:table-cell office:value-type="float" office:value="4956705156.9684896" table:style-name="ce20">
            <text:p>4.956.705.157<text:s/></text:p>
          </table:table-cell>
          <table:table-cell office:value-type="float" office:value="465892470.71105969" table:style-name="ce20">
            <text:p>465.892.471<text:s/></text:p>
          </table:table-cell>
          <table:table-cell office:value-type="float" office:value="590520613.35231113" table:style-name="ce20">
            <text:p>590.520.613<text:s/></text:p>
          </table:table-cell>
          <table:table-cell office:value-type="float" office:value="752096541.93705964" table:style-name="ce20">
            <text:p>752.096.542<text:s/></text:p>
          </table:table-cell>
          <table:table-cell office:value-type="float" office:value="406710922.75590432" table:style-name="ce20">
            <text:p>406.710.923<text:s/></text:p>
          </table:table-cell>
          <table:table-cell office:value-type="float" office:value="1547427691.7998304" table:style-name="ce20">
            <text:p>1.547.427.692<text:s/></text:p>
          </table:table-cell>
          <table:table-cell office:value-type="float" office:value="249465882.48405817" table:style-name="ce20">
            <text:p>249.465.882<text:s/></text:p>
          </table:table-cell>
          <table:table-cell office:value-type="float" office:value="4345896459.4658737" table:style-name="ce20">
            <text:p>4.345.896.459<text:s/></text:p>
          </table:table-cell>
          <table:table-cell office:value-type="float" office:value="13265773314.714622" table:style-name="ce20">
            <text:p>13.265.773.315<text:s/></text:p>
          </table:table-cell>
          <table:table-cell office:value-type="float" office:value="384230284.64590359" table:style-name="ce20">
            <text:p>384.230.285<text:s/></text:p>
          </table:table-cell>
          <table:table-cell office:value-type="float" office:value="201484618.39517963" table:style-name="ce20">
            <text:p>201.484.618<text:s/></text:p>
          </table:table-cell>
          <table:table-cell office:value-type="float" office:value="69715981.031530172" table:style-name="ce20">
            <text:p>69.715.981<text:s/></text:p>
          </table:table-cell>
          <table:table-cell office:value-type="float" office:value="4475748110.6421032" table:style-name="ce20">
            <text:p>4.475.748.111<text:s/></text:p>
          </table:table-cell>
          <table:table-cell office:value-type="float" office:value="3413901223.0153556" table:style-name="ce20">
            <text:p>3.413.901.223<text:s/></text:p>
          </table:table-cell>
          <table:table-cell office:value-type="float" office:value="302143181.54490304" table:style-name="ce20">
            <text:p>302.143.182<text:s/></text:p>
          </table:table-cell>
          <table:table-cell office:value-type="float" office:value="36028560060.182266" table:style-name="ce20">
            <text:p>36.028.560.060<text:s/></text:p>
          </table:table-cell>
          <table:table-cell office:value-type="float" office:value="130058631.85973468" table:style-name="ce20">
            <text:p>130.058.632<text:s/></text:p>
          </table:table-cell>
          <table:table-cell office:value-type="float" office:value="86662904632.130005" table:style-name="ce21">
            <text:p>86.662.904.632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456062.0693230686" table:style-name="ce14">
            <text:p>456.062<text:s/></text:p>
          </table:table-cell>
          <table:table-cell office:value-type="float" office:value="2906620.3083306579" table:style-name="ce14">
            <text:p>2.906.620<text:s/></text:p>
          </table:table-cell>
          <table:table-cell office:value-type="float" office:value="5879130.7571634389" table:style-name="ce14">
            <text:p>5.879.131<text:s/></text:p>
          </table:table-cell>
          <table:table-cell office:value-type="float" office:value="387082.93647535285" table:style-name="ce14">
            <text:p>387.083<text:s/></text:p>
          </table:table-cell>
          <table:table-cell office:value-type="float" office:value="17031956.759520307" table:style-name="ce14">
            <text:p>17.031.957<text:s/></text:p>
          </table:table-cell>
          <table:table-cell office:value-type="float" office:value="8818034.6203013472" table:style-name="ce14">
            <text:p>8.818.035<text:s/></text:p>
          </table:table-cell>
          <table:table-cell office:value-type="float" office:value="9860248.3041741457" table:style-name="ce14">
            <text:p>9.860.248<text:s/></text:p>
          </table:table-cell>
          <table:table-cell office:value-type="float" office:value="9083929.5969637614" table:style-name="ce14">
            <text:p>9.083.930<text:s/></text:p>
          </table:table-cell>
          <table:table-cell office:value-type="float" office:value="11371706.553188143" table:style-name="ce14">
            <text:p>11.371.707<text:s/></text:p>
          </table:table-cell>
          <table:table-cell office:value-type="float" office:value="6154029.400015709" table:style-name="ce14">
            <text:p>6.154.029<text:s/></text:p>
          </table:table-cell>
          <table:table-cell office:value-type="float" office:value="109848687.86901228" table:style-name="ce14">
            <text:p>109.848.688<text:s/></text:p>
          </table:table-cell>
          <table:table-cell office:value-type="float" office:value="3235479.1244185558" table:style-name="ce14">
            <text:p>3.235.479<text:s/></text:p>
          </table:table-cell>
          <table:table-cell office:value-type="float" office:value="8853298.5424986333" table:style-name="ce14">
            <text:p>8.853.299<text:s/></text:p>
          </table:table-cell>
          <table:table-cell office:value-type="float" office:value="6940097.2946023894" table:style-name="ce14">
            <text:p>6.940.097<text:s/></text:p>
          </table:table-cell>
          <table:table-cell office:value-type="float" office:value="3506303.2231604992" table:style-name="ce14">
            <text:p>3.506.303<text:s/></text:p>
          </table:table-cell>
          <table:table-cell office:value-type="float" office:value="28964111.858443167" table:style-name="ce14">
            <text:p>28.964.112<text:s/></text:p>
          </table:table-cell>
          <table:table-cell office:value-type="float" office:value="1770375.0590714901" table:style-name="ce14">
            <text:p>1.770.375<text:s/></text:p>
          </table:table-cell>
          <table:table-cell office:value-type="float" office:value="18239112.208118327" table:style-name="ce14">
            <text:p>18.239.112<text:s/></text:p>
          </table:table-cell>
          <table:table-cell office:value-type="float" office:value="780391383.01024449" table:style-name="ce14">
            <text:p>780.391.383<text:s/></text:p>
          </table:table-cell>
          <table:table-cell office:value-type="float" office:value="2226827.4586421493" table:style-name="ce14">
            <text:p>2.226.827<text:s/></text:p>
          </table:table-cell>
          <table:table-cell office:value-type="float" office:value="3578164.0157753481" table:style-name="ce14">
            <text:p>3.578.164<text:s/></text:p>
          </table:table-cell>
          <table:table-cell office:value-type="float" office:value="329393.84234462312" table:style-name="ce14">
            <text:p>329.394<text:s/></text:p>
          </table:table-cell>
          <table:table-cell office:value-type="float" office:value="26565351.699884478" table:style-name="ce14">
            <text:p>26.565.352<text:s/></text:p>
          </table:table-cell>
          <table:table-cell office:value-type="float" office:value="12348668.827892561" table:style-name="ce14">
            <text:p>12.348.669<text:s/></text:p>
          </table:table-cell>
          <table:table-cell office:value-type="float" office:value="6004301.383998042" table:style-name="ce14">
            <text:p>6.004.301<text:s/></text:p>
          </table:table-cell>
          <table:table-cell office:value-type="float" office:value="102316316.94878177" table:style-name="ce14">
            <text:p>102.316.317<text:s/></text:p>
          </table:table-cell>
          <table:table-cell office:value-type="float" office:value="781364.03765791573" table:style-name="ce14">
            <text:p>781.364<text:s/></text:p>
          </table:table-cell>
          <table:table-cell office:value-type="float" office:value="1187848037.7100022" table:style-name="ce15">
            <text:p>1.187.848.03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76300429.823726982" table:style-name="ce20">
            <text:p>76.300.430<text:s/></text:p>
          </table:table-cell>
          <table:table-cell office:value-type="float" office:value="274959376.36645579" table:style-name="ce20">
            <text:p>274.959.376<text:s/></text:p>
          </table:table-cell>
          <table:table-cell office:value-type="float" office:value="922381906.1699754" table:style-name="ce20">
            <text:p>922.381.906<text:s/></text:p>
          </table:table-cell>
          <table:table-cell office:value-type="float" office:value="63890143.488447756" table:style-name="ce20">
            <text:p>63.890.143<text:s/></text:p>
          </table:table-cell>
          <table:table-cell office:value-type="float" office:value="1733699190.3641582" table:style-name="ce20">
            <text:p>1.733.699.190<text:s/></text:p>
          </table:table-cell>
          <table:table-cell office:value-type="float" office:value="1298099889.7055743" table:style-name="ce20">
            <text:p>1.298.099.890<text:s/></text:p>
          </table:table-cell>
          <table:table-cell office:value-type="float" office:value="7927208344.2417526" table:style-name="ce20">
            <text:p>7.927.208.344<text:s/></text:p>
          </table:table-cell>
          <table:table-cell office:value-type="float" office:value="1234374438.2748404" table:style-name="ce20">
            <text:p>1.234.374.438<text:s/></text:p>
          </table:table-cell>
          <table:table-cell office:value-type="float" office:value="1103625957.2557175" table:style-name="ce20">
            <text:p>1.103.625.957<text:s/></text:p>
          </table:table-cell>
          <table:table-cell office:value-type="float" office:value="513982612.23862898" table:style-name="ce20">
            <text:p>513.982.612<text:s/></text:p>
          </table:table-cell>
          <table:table-cell office:value-type="float" office:value="5066553844.8375015" table:style-name="ce20">
            <text:p>5.066.553.845<text:s/></text:p>
          </table:table-cell>
          <table:table-cell office:value-type="float" office:value="469127949.83547825" table:style-name="ce20">
            <text:p>469.127.950<text:s/></text:p>
          </table:table-cell>
          <table:table-cell office:value-type="float" office:value="599373911.89480972" table:style-name="ce20">
            <text:p>599.373.912<text:s/></text:p>
          </table:table-cell>
          <table:table-cell office:value-type="float" office:value="759036639.23166203" table:style-name="ce20">
            <text:p>759.036.639<text:s/></text:p>
          </table:table-cell>
          <table:table-cell office:value-type="float" office:value="410217225.97906482" table:style-name="ce20">
            <text:p>410.217.226<text:s/></text:p>
          </table:table-cell>
          <table:table-cell office:value-type="float" office:value="1576391803.6582737" table:style-name="ce20">
            <text:p>1.576.391.804<text:s/></text:p>
          </table:table-cell>
          <table:table-cell office:value-type="float" office:value="251236257.54312965" table:style-name="ce20">
            <text:p>251.236.258<text:s/></text:p>
          </table:table-cell>
          <table:table-cell office:value-type="float" office:value="4364135571.6739922" table:style-name="ce20">
            <text:p>4.364.135.572<text:s/></text:p>
          </table:table-cell>
          <table:table-cell office:value-type="float" office:value="14046164697.724867" table:style-name="ce20">
            <text:p>14.046.164.698<text:s/></text:p>
          </table:table-cell>
          <table:table-cell office:value-type="float" office:value="386457112.10454571" table:style-name="ce20">
            <text:p>386.457.112<text:s/></text:p>
          </table:table-cell>
          <table:table-cell office:value-type="float" office:value="205062782.41095498" table:style-name="ce20">
            <text:p>205.062.782<text:s/></text:p>
          </table:table-cell>
          <table:table-cell office:value-type="float" office:value="70045374.873874798" table:style-name="ce20">
            <text:p>70.045.375<text:s/></text:p>
          </table:table-cell>
          <table:table-cell office:value-type="float" office:value="4502313462.3419876" table:style-name="ce20">
            <text:p>4.502.313.462<text:s/></text:p>
          </table:table-cell>
          <table:table-cell office:value-type="float" office:value="3426249891.8432484" table:style-name="ce20">
            <text:p>3.426.249.892<text:s/></text:p>
          </table:table-cell>
          <table:table-cell office:value-type="float" office:value="308147482.92890108" table:style-name="ce20">
            <text:p>308.147.483<text:s/></text:p>
          </table:table-cell>
          <table:table-cell office:value-type="float" office:value="36130876377.13105" table:style-name="ce20">
            <text:p>36.130.876.377<text:s/></text:p>
          </table:table-cell>
          <table:table-cell office:value-type="float" office:value="130839995.8973926" table:style-name="ce20">
            <text:p>130.839.996<text:s/></text:p>
          </table:table-cell>
          <table:table-cell office:value-type="float" office:value="87850752669.840012" table:style-name="ce21">
            <text:p>87.850.752.67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03-17T18:36:03Z</dc:date>
    <meta:print-date>2011-05-12T16:46:54Z</meta:print-date>
    <meta:editing-cycles>38</meta:editing-cycles>
    <meta:editing-duration>PT3960S</meta:editing-duration>
  </office:meta>
</office:document-meta>
</file>